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7066666666667cm"/>
    </style:style>
    <style:style style:name="co4" style:family="table-column">
      <style:table-column-properties fo:break-before="auto" style:column-width="4.529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2.624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number-columns-repeated="15" table:default-cell-style-name="ce3"/>
        <table:table-column table:style-name="co3" table:number-columns-repeated="1008" table:default-cell-style-name="ce3"/>
        <table:table-column table:style-name="co3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Élève 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1-01-01T00:00:00" table:style-name="ce4">
            <text:p>01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2T00:00:00" table:style-name="ce4">
            <text:p>02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3T00:00:00" table:style-name="ce4">
            <text:p>03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4T00:00:00" table:style-name="ce4">
            <text:p>04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5T00:00:00" table:style-name="ce4">
            <text:p>05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6T00:00:00" table:style-name="ce4">
            <text:p>06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7T00:00:00" table:style-name="ce4">
            <text:p>07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8T00:00:00" table:style-name="ce4">
            <text:p>08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09T00:00:00" table:style-name="ce4">
            <text:p>09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0T00:00:00" table:style-name="ce4">
            <text:p>10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1T00:00:00" table:style-name="ce4">
            <text:p>11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2T00:00:00" table:style-name="ce4">
            <text:p>12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3T00:00:00" table:style-name="ce4">
            <text:p>13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4T00:00:00" table:style-name="ce4">
            <text:p>14/01/21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date" office:date-value="2021-01-15T00:00:00" table:style-name="ce4">
            <text:p>15/01/21</text:p>
          </table:table-cell>
          <table:table-cell table:number-columns-repeated="16383"/>
        </table:table-row>
        <table:table-row table:style-name="ro1">
          <table:table-cell office:value-type="date" office:date-value="2021-01-16T00:00:00" table:style-name="ce4">
            <text:p>16/01/21</text:p>
          </table:table-cell>
          <table:table-cell table:number-columns-repeated="16383"/>
        </table:table-row>
        <table:table-row table:style-name="ro1">
          <table:table-cell office:value-type="date" office:date-value="2021-01-17T00:00:00" table:style-name="ce4">
            <text:p>17/01/21</text:p>
          </table:table-cell>
          <table:table-cell table:number-columns-repeated="16383"/>
        </table:table-row>
        <table:table-row table:style-name="ro1">
          <table:table-cell office:value-type="date" office:date-value="2021-01-18T00:00:00" table:style-name="ce4">
            <text:p>18/01/21</text:p>
          </table:table-cell>
          <table:table-cell table:number-columns-repeated="16383"/>
        </table:table-row>
        <table:table-row table:style-name="ro1">
          <table:table-cell office:value-type="date" office:date-value="2021-01-19T00:00:00" table:style-name="ce4">
            <text:p>19/01/21</text:p>
          </table:table-cell>
          <table:table-cell table:number-columns-repeated="16383"/>
        </table:table-row>
        <table:table-row table:style-name="ro1">
          <table:table-cell office:value-type="date" office:date-value="2021-01-20T00:00:00" table:style-name="ce4">
            <text:p>20/01/21</text:p>
          </table:table-cell>
          <table:table-cell table:number-columns-repeated="16383"/>
        </table:table-row>
        <table:table-row table:style-name="ro1">
          <table:table-cell office:value-type="date" office:date-value="2021-01-21T00:00:00" table:style-name="ce4">
            <text:p>21/01/21</text:p>
          </table:table-cell>
          <table:table-cell table:number-columns-repeated="16383"/>
        </table:table-row>
        <table:table-row table:style-name="ro1">
          <table:table-cell office:value-type="date" office:date-value="2021-01-22T00:00:00" table:style-name="ce4">
            <text:p>22/01/21</text:p>
          </table:table-cell>
          <table:table-cell table:number-columns-repeated="16383"/>
        </table:table-row>
        <table:table-row table:style-name="ro1">
          <table:table-cell office:value-type="date" office:date-value="2021-01-23T00:00:00" table:style-name="ce4">
            <text:p>23/01/21</text:p>
          </table:table-cell>
          <table:table-cell table:number-columns-repeated="16383"/>
        </table:table-row>
        <table:table-row table:style-name="ro1">
          <table:table-cell office:value-type="date" office:date-value="2021-01-24T00:00:00" table:style-name="ce4">
            <text:p>24/01/21</text:p>
          </table:table-cell>
          <table:table-cell table:number-columns-repeated="16383"/>
        </table:table-row>
        <table:table-row table:style-name="ro1">
          <table:table-cell office:value-type="date" office:date-value="2021-01-25T00:00:00" table:style-name="ce4">
            <text:p>25/01/21</text:p>
          </table:table-cell>
          <table:table-cell table:number-columns-repeated="16383"/>
        </table:table-row>
        <table:table-row table:style-name="ro1">
          <table:table-cell office:value-type="date" office:date-value="2021-01-26T00:00:00" table:style-name="ce4">
            <text:p>26/01/21</text:p>
          </table:table-cell>
          <table:table-cell table:number-columns-repeated="16383"/>
        </table:table-row>
        <table:table-row table:style-name="ro1">
          <table:table-cell office:value-type="date" office:date-value="2021-01-27T00:00:00" table:style-name="ce4">
            <text:p>27/01/21</text:p>
          </table:table-cell>
          <table:table-cell table:number-columns-repeated="16383"/>
        </table:table-row>
        <table:table-row table:style-name="ro1">
          <table:table-cell office:value-type="date" office:date-value="2021-01-28T00:00:00" table:style-name="ce4">
            <text:p>28/01/21</text:p>
          </table:table-cell>
          <table:table-cell table:number-columns-repeated="16383"/>
        </table:table-row>
        <table:table-row table:style-name="ro1">
          <table:table-cell office:value-type="date" office:date-value="2021-01-29T00:00:00" table:style-name="ce4">
            <text:p>29/01/21</text:p>
          </table:table-cell>
          <table:table-cell table:number-columns-repeated="16383"/>
        </table:table-row>
        <table:table-row table:style-name="ro1">
          <table:table-cell office:value-type="date" office:date-value="2021-01-30T00:00:00" table:style-name="ce4">
            <text:p>30/01/21</text:p>
          </table:table-cell>
          <table:table-cell table:number-columns-repeated="16383"/>
        </table:table-row>
        <table:table-row table:style-name="ro1">
          <table:table-cell office:value-type="date" office:date-value="2021-01-31T00:00:00" table:style-name="ce4">
            <text:p>31/01/21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Feuille2" table:style-name="ta2"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5" table:number-columns-repeated="38" table:default-cell-style-name="ce3"/>
        <table:table-column table:style-name="co2" table:number-columns-repeated="90" table:default-cell-style-name="ce1"/>
        <table:table-column table:style-name="co3" table:number-columns-repeated="16253" table:default-cell-style-name="ce1"/>
        <table:table-row table:style-name="ro1">
          <table:table-cell office:value-type="string" table:style-name="ce2">
            <text:p>Informations</text:p>
          </table:table-cell>
          <table:table-cell office:value-type="string" office:string-value="Élève 1" table:formula="of:=IF(ISBLANK([Feuille1.B1]);&quot;&quot;;[Feuille1.B1])" table:style-name="ce3">
            <text:p>Élève 1</text:p>
          </table:table-cell>
          <table:table-cell office:value-type="string" office:string-value="" table:formula="of:=IF(ISBLANK([Feuille1.C1]);&quot;&quot;;[Feuille1.C1])" table:style-name="ce3"/>
          <table:table-cell office:value-type="string" office:string-value="" table:formula="of:=IF(ISBLANK([Feuille1.D1]);&quot;&quot;;[Feuille1.D1])" table:style-name="ce1"/>
          <table:table-cell office:value-type="string" office:string-value="" table:formula="of:=IF(ISBLANK([Feuille1.E1]);&quot;&quot;;[Feuille1.E1])" table:style-name="ce1"/>
          <table:table-cell office:value-type="string" office:string-value="" table:formula="of:=IF(ISBLANK([Feuille1.F1]);&quot;&quot;;[Feuille1.F1])" table:style-name="ce1"/>
          <table:table-cell office:value-type="string" office:string-value="" table:formula="of:=IF(ISBLANK([Feuille1.G1]);&quot;&quot;;[Feuille1.G1])" table:style-name="ce1"/>
          <table:table-cell office:value-type="string" office:string-value="" table:formula="of:=IF(ISBLANK([Feuille1.H1]);&quot;&quot;;[Feuille1.H1])" table:style-name="ce1"/>
          <table:table-cell office:value-type="string" office:string-value="" table:formula="of:=IF(ISBLANK([Feuille1.I1]);&quot;&quot;;[Feuille1.I1])" table:style-name="ce1"/>
          <table:table-cell office:value-type="string" office:string-value="" table:formula="of:=IF(ISBLANK([Feuille1.J1]);&quot;&quot;;[Feuille1.J1])" table:style-name="ce1"/>
          <table:table-cell office:value-type="string" office:string-value="" table:formula="of:=IF(ISBLANK([Feuille1.K1]);&quot;&quot;;[Feuille1.K1])" table:style-name="ce1"/>
          <table:table-cell office:value-type="string" office:string-value="" table:formula="of:=IF(ISBLANK([Feuille1.L1]);&quot;&quot;;[Feuille1.L1])" table:style-name="ce1"/>
          <table:table-cell office:value-type="string" office:string-value="" table:formula="of:=IF(ISBLANK([Feuille1.M1]);&quot;&quot;;[Feuille1.M1])" table:style-name="ce1"/>
          <table:table-cell office:value-type="string" office:string-value="" table:formula="of:=IF(ISBLANK([Feuille1.N1]);&quot;&quot;;[Feuille1.N1])" table:style-name="ce1"/>
          <table:table-cell office:value-type="string" office:string-value="" table:formula="of:=IF(ISBLANK([Feuille1.O1]);&quot;&quot;;[Feuille1.O1])" table:style-name="ce1"/>
          <table:table-cell office:value-type="string" office:string-value="" table:formula="of:=IF(ISBLANK([Feuille1.P1]);&quot;&quot;;[Feuille1.P1])" table:style-name="ce1"/>
          <table:table-cell office:value-type="string" office:string-value="" table:formula="of:=IF(ISBLANK([Feuille1.Q1]);&quot;&quot;;[Feuille1.Q1])" table:style-name="ce1"/>
          <table:table-cell office:value-type="string" office:string-value="" table:formula="of:=IF(ISBLANK([Feuille1.R1]);&quot;&quot;;[Feuille1.R1])" table:style-name="ce1"/>
          <table:table-cell office:value-type="string" office:string-value="" table:formula="of:=IF(ISBLANK([Feuille1.S1]);&quot;&quot;;[Feuille1.S1])" table:style-name="ce1"/>
          <table:table-cell office:value-type="string" office:string-value="" table:formula="of:=IF(ISBLANK([Feuille1.T1]);&quot;&quot;;[Feuille1.T1])" table:style-name="ce1"/>
          <table:table-cell office:value-type="string" office:string-value="" table:formula="of:=IF(ISBLANK([Feuille1.U1]);&quot;&quot;;[Feuille1.U1])" table:style-name="ce1"/>
          <table:table-cell office:value-type="string" office:string-value="" table:formula="of:=IF(ISBLANK([Feuille1.V1]);&quot;&quot;;[Feuille1.V1])" table:style-name="ce1"/>
          <table:table-cell office:value-type="string" office:string-value="" table:formula="of:=IF(ISBLANK([Feuille1.W1]);&quot;&quot;;[Feuille1.W1])" table:style-name="ce1"/>
          <table:table-cell office:value-type="string" office:string-value="" table:formula="of:=IF(ISBLANK([Feuille1.X1]);&quot;&quot;;[Feuille1.X1])" table:style-name="ce1"/>
          <table:table-cell office:value-type="string" office:string-value="" table:formula="of:=IF(ISBLANK([Feuille1.Y1]);&quot;&quot;;[Feuille1.Y1])" table:style-name="ce1"/>
          <table:table-cell office:value-type="string" office:string-value="" table:formula="of:=IF(ISBLANK([Feuille1.Z1]);&quot;&quot;;[Feuille1.Z1])" table:style-name="ce1"/>
          <table:table-cell office:value-type="string" office:string-value="" table:formula="of:=IF(ISBLANK([Feuille1.AA1]);&quot;&quot;;[Feuille1.AA1])" table:style-name="ce1"/>
          <table:table-cell office:value-type="string" office:string-value="" table:formula="of:=IF(ISBLANK([Feuille1.AB1]);&quot;&quot;;[Feuille1.AB1])" table:style-name="ce1"/>
          <table:table-cell office:value-type="string" office:string-value="" table:formula="of:=IF(ISBLANK([Feuille1.AC1]);&quot;&quot;;[Feuille1.AC1])" table:style-name="ce1"/>
          <table:table-cell office:value-type="string" office:string-value="" table:formula="of:=IF(ISBLANK([Feuille1.AD1]);&quot;&quot;;[Feuille1.AD1])" table:style-name="ce1"/>
          <table:table-cell office:value-type="string" office:string-value="" table:formula="of:=IF(ISBLANK([Feuille1.AE1]);&quot;&quot;;[Feuille1.AE1])" table:style-name="ce1"/>
          <table:table-cell office:value-type="string" office:string-value="" table:formula="of:=IF(ISBLANK([Feuille1.AF1]);&quot;&quot;;[Feuille1.AF1])" table:style-name="ce1"/>
          <table:table-cell office:value-type="string" office:string-value="" table:formula="of:=IF(ISBLANK([Feuille1.AG1]);&quot;&quot;;[Feuille1.AG1])" table:style-name="ce1"/>
          <table:table-cell office:value-type="string" office:string-value="" table:formula="of:=IF(ISBLANK([Feuille1.AH1]);&quot;&quot;;[Feuille1.AH1])" table:style-name="ce1"/>
          <table:table-cell office:value-type="string" office:string-value="" table:formula="of:=IF(ISBLANK([Feuille1.AI1]);&quot;&quot;;[Feuille1.AI1])" table:style-name="ce1"/>
          <table:table-cell office:value-type="string" office:string-value="" table:formula="of:=IF(ISBLANK([Feuille1.AJ1]);&quot;&quot;;[Feuille1.AJ1])" table:style-name="ce1"/>
          <table:table-cell office:value-type="string" office:string-value="" table:formula="of:=IF(ISBLANK([Feuille1.AK1]);&quot;&quot;;[Feuille1.AK1])" table:style-name="ce1"/>
          <table:table-cell office:value-type="string" office:string-value="" table:formula="of:=IF(ISBLANK([Feuille1.AL1]);&quot;&quot;;[Feuille1.AL1])" table:style-name="ce1"/>
          <table:table-cell office:value-type="string" office:string-value="" table:formula="of:=IF(ISBLANK([Feuille1.AM1]);&quot;&quot;;[Feuille1.AM1])" table:style-name="ce1"/>
          <table:table-cell office:value-type="string" office:string-value="" table:formula="of:=IF(ISBLANK([Feuille1.AN1]);&quot;&quot;;[Feuille1.AN1])" table:style-name="ce1"/>
          <table:table-cell office:value-type="string" office:string-value="" table:formula="of:=IF(ISBLANK([Feuille1.AO1]);&quot;&quot;;[Feuille1.AO1])" table:style-name="ce1"/>
          <table:table-cell office:value-type="string" office:string-value="" table:formula="of:=IF(ISBLANK([Feuille1.AP1]);&quot;&quot;;[Feuille1.AP1])" table:style-name="ce1"/>
          <table:table-cell office:value-type="string" office:string-value="" table:formula="of:=IF(ISBLANK([Feuille1.AQ1]);&quot;&quot;;[Feuille1.AQ1])" table:style-name="ce1"/>
          <table:table-cell office:value-type="string" office:string-value="" table:formula="of:=IF(ISBLANK([Feuille1.AR1]);&quot;&quot;;[Feuille1.AR1])" table:style-name="ce1"/>
          <table:table-cell office:value-type="string" office:string-value="" table:formula="of:=IF(ISBLANK([Feuille1.AS1]);&quot;&quot;;[Feuille1.AS1])" table:style-name="ce1"/>
          <table:table-cell office:value-type="string" office:string-value="" table:formula="of:=IF(ISBLANK([Feuille1.AT1]);&quot;&quot;;[Feuille1.AT1])" table:style-name="ce1"/>
          <table:table-cell office:value-type="string" office:string-value="" table:formula="of:=IF(ISBLANK([Feuille1.AU1]);&quot;&quot;;[Feuille1.AU1])" table:style-name="ce1"/>
          <table:table-cell office:value-type="string" office:string-value="" table:formula="of:=IF(ISBLANK([Feuille1.AV1]);&quot;&quot;;[Feuille1.AV1])" table:style-name="ce1"/>
          <table:table-cell office:value-type="string" office:string-value="" table:formula="of:=IF(ISBLANK([Feuille1.AW1]);&quot;&quot;;[Feuille1.AW1])" table:style-name="ce1"/>
          <table:table-cell office:value-type="string" office:string-value="" table:formula="of:=IF(ISBLANK([Feuille1.AX1]);&quot;&quot;;[Feuille1.AX1])" table:style-name="ce1"/>
          <table:table-cell office:value-type="string" office:string-value="" table:formula="of:=IF(ISBLANK([Feuille1.AY1]);&quot;&quot;;[Feuille1.AY1])" table:style-name="ce1"/>
          <table:table-cell office:value-type="string" office:string-value="" table:formula="of:=IF(ISBLANK([Feuille1.AZ1]);&quot;&quot;;[Feuille1.AZ1])" table:style-name="ce1"/>
          <table:table-cell office:value-type="string" office:string-value="" table:formula="of:=IF(ISBLANK([Feuille1.BA1]);&quot;&quot;;[Feuille1.BA1])" table:style-name="ce1"/>
          <table:table-cell office:value-type="string" office:string-value="" table:formula="of:=IF(ISBLANK([Feuille1.BB1]);&quot;&quot;;[Feuille1.BB1])" table:style-name="ce1"/>
          <table:table-cell office:value-type="string" office:string-value="" table:formula="of:=IF(ISBLANK([Feuille1.BC1]);&quot;&quot;;[Feuille1.BC1])" table:style-name="ce1"/>
          <table:table-cell office:value-type="string" office:string-value="" table:formula="of:=IF(ISBLANK([Feuille1.BD1]);&quot;&quot;;[Feuille1.BD1])" table:style-name="ce1"/>
          <table:table-cell office:value-type="string" office:string-value="" table:formula="of:=IF(ISBLANK([Feuille1.BE1]);&quot;&quot;;[Feuille1.BE1])" table:style-name="ce1"/>
          <table:table-cell office:value-type="string" office:string-value="" table:formula="of:=IF(ISBLANK([Feuille1.BF1]);&quot;&quot;;[Feuille1.BF1])" table:style-name="ce1"/>
          <table:table-cell office:value-type="string" office:string-value="" table:formula="of:=IF(ISBLANK([Feuille1.BG1]);&quot;&quot;;[Feuille1.BG1])" table:style-name="ce1"/>
          <table:table-cell office:value-type="string" office:string-value="" table:formula="of:=IF(ISBLANK([Feuille1.BH1]);&quot;&quot;;[Feuille1.BH1])" table:style-name="ce1"/>
          <table:table-cell office:value-type="string" office:string-value="" table:formula="of:=IF(ISBLANK([Feuille1.BI1]);&quot;&quot;;[Feuille1.BI1])" table:style-name="ce1"/>
          <table:table-cell office:value-type="string" office:string-value="" table:formula="of:=IF(ISBLANK([Feuille1.BJ1]);&quot;&quot;;[Feuille1.BJ1])" table:style-name="ce1"/>
          <table:table-cell office:value-type="string" office:string-value="" table:formula="of:=IF(ISBLANK([Feuille1.BK1]);&quot;&quot;;[Feuille1.BK1])" table:style-name="ce1"/>
          <table:table-cell office:value-type="string" office:string-value="" table:formula="of:=IF(ISBLANK([Feuille1.BL1]);&quot;&quot;;[Feuille1.BL1])" table:style-name="ce1"/>
          <table:table-cell office:value-type="string" office:string-value="" table:formula="of:=IF(ISBLANK([Feuille1.BM1]);&quot;&quot;;[Feuille1.BM1])" table:style-name="ce1"/>
          <table:table-cell office:value-type="string" office:string-value="" table:formula="of:=IF(ISBLANK([Feuille1.BN1]);&quot;&quot;;[Feuille1.BN1])" table:style-name="ce1"/>
          <table:table-cell office:value-type="string" office:string-value="" table:formula="of:=IF(ISBLANK([Feuille1.BO1]);&quot;&quot;;[Feuille1.BO1])" table:style-name="ce1"/>
          <table:table-cell office:value-type="string" office:string-value="" table:formula="of:=IF(ISBLANK([Feuille1.BP1]);&quot;&quot;;[Feuille1.BP1])" table:style-name="ce1"/>
          <table:table-cell office:value-type="string" office:string-value="" table:formula="of:=IF(ISBLANK([Feuille1.BQ1]);&quot;&quot;;[Feuille1.BQ1])" table:style-name="ce1"/>
          <table:table-cell office:value-type="string" office:string-value="" table:formula="of:=IF(ISBLANK([Feuille1.BR1]);&quot;&quot;;[Feuille1.BR1])" table:style-name="ce1"/>
          <table:table-cell office:value-type="string" office:string-value="" table:formula="of:=IF(ISBLANK([Feuille1.BS1]);&quot;&quot;;[Feuille1.BS1])" table:style-name="ce1"/>
          <table:table-cell office:value-type="string" office:string-value="" table:formula="of:=IF(ISBLANK([Feuille1.BT1]);&quot;&quot;;[Feuille1.BT1])" table:style-name="ce1"/>
          <table:table-cell office:value-type="string" office:string-value="" table:formula="of:=IF(ISBLANK([Feuille1.BU1]);&quot;&quot;;[Feuille1.BU1])" table:style-name="ce1"/>
          <table:table-cell office:value-type="string" office:string-value="" table:formula="of:=IF(ISBLANK([Feuille1.BV1]);&quot;&quot;;[Feuille1.BV1])" table:style-name="ce1"/>
          <table:table-cell office:value-type="string" office:string-value="" table:formula="of:=IF(ISBLANK([Feuille1.BW1]);&quot;&quot;;[Feuille1.BW1])" table:style-name="ce1"/>
          <table:table-cell office:value-type="string" office:string-value="" table:formula="of:=IF(ISBLANK([Feuille1.BX1]);&quot;&quot;;[Feuille1.BX1])" table:style-name="ce1"/>
          <table:table-cell office:value-type="string" office:string-value="" table:formula="of:=IF(ISBLANK([Feuille1.BY1]);&quot;&quot;;[Feuille1.BY1])" table:style-name="ce1"/>
          <table:table-cell office:value-type="string" office:string-value="" table:formula="of:=IF(ISBLANK([Feuille1.BZ1]);&quot;&quot;;[Feuille1.BZ1])" table:style-name="ce1"/>
          <table:table-cell office:value-type="string" office:string-value="" table:formula="of:=IF(ISBLANK([Feuille1.CA1]);&quot;&quot;;[Feuille1.CA1])" table:style-name="ce1"/>
          <table:table-cell office:value-type="string" office:string-value="" table:formula="of:=IF(ISBLANK([Feuille1.CB1]);&quot;&quot;;[Feuille1.CB1])" table:style-name="ce1"/>
          <table:table-cell office:value-type="string" office:string-value="" table:formula="of:=IF(ISBLANK([Feuille1.CC1]);&quot;&quot;;[Feuille1.CC1])" table:style-name="ce1"/>
          <table:table-cell office:value-type="string" office:string-value="" table:formula="of:=IF(ISBLANK([Feuille1.CD1]);&quot;&quot;;[Feuille1.CD1])" table:style-name="ce1"/>
          <table:table-cell office:value-type="string" office:string-value="" table:formula="of:=IF(ISBLANK([Feuille1.CE1]);&quot;&quot;;[Feuille1.CE1])" table:style-name="ce1"/>
          <table:table-cell office:value-type="string" office:string-value="" table:formula="of:=IF(ISBLANK([Feuille1.CF1]);&quot;&quot;;[Feuille1.CF1])" table:style-name="ce1"/>
          <table:table-cell office:value-type="string" office:string-value="" table:formula="of:=IF(ISBLANK([Feuille1.CG1]);&quot;&quot;;[Feuille1.CG1])" table:style-name="ce1"/>
          <table:table-cell office:value-type="string" office:string-value="" table:formula="of:=IF(ISBLANK([Feuille1.CH1]);&quot;&quot;;[Feuille1.CH1])" table:style-name="ce1"/>
          <table:table-cell office:value-type="string" office:string-value="" table:formula="of:=IF(ISBLANK([Feuille1.CI1]);&quot;&quot;;[Feuille1.CI1])" table:style-name="ce1"/>
          <table:table-cell office:value-type="string" office:string-value="" table:formula="of:=IF(ISBLANK([Feuille1.CJ1]);&quot;&quot;;[Feuille1.CJ1])" table:style-name="ce1"/>
          <table:table-cell office:value-type="string" office:string-value="" table:formula="of:=IF(ISBLANK([Feuille1.CK1]);&quot;&quot;;[Feuille1.CK1])" table:style-name="ce1"/>
          <table:table-cell office:value-type="string" office:string-value="" table:formula="of:=IF(ISBLANK([Feuille1.CL1]);&quot;&quot;;[Feuille1.CL1])" table:style-name="ce1"/>
          <table:table-cell office:value-type="string" office:string-value="" table:formula="of:=IF(ISBLANK([Feuille1.CM1]);&quot;&quot;;[Feuille1.CM1])" table:style-name="ce1"/>
          <table:table-cell office:value-type="string" office:string-value="" table:formula="of:=IF(ISBLANK([Feuille1.CN1]);&quot;&quot;;[Feuille1.CN1])" table:style-name="ce1"/>
          <table:table-cell office:value-type="string" office:string-value="" table:formula="of:=IF(ISBLANK([Feuille1.CO1]);&quot;&quot;;[Feuille1.CO1])" table:style-name="ce1"/>
          <table:table-cell office:value-type="string" office:string-value="" table:formula="of:=IF(ISBLANK([Feuille1.CP1]);&quot;&quot;;[Feuille1.CP1])" table:style-name="ce1"/>
          <table:table-cell office:value-type="string" office:string-value="" table:formula="of:=IF(ISBLANK([Feuille1.CQ1]);&quot;&quot;;[Feuille1.CQ1])" table:style-name="ce1"/>
          <table:table-cell office:value-type="string" office:string-value="" table:formula="of:=IF(ISBLANK([Feuille1.CR1]);&quot;&quot;;[Feuille1.CR1])" table:style-name="ce1"/>
          <table:table-cell office:value-type="string" office:string-value="" table:formula="of:=IF(ISBLANK([Feuille1.CS1]);&quot;&quot;;[Feuille1.CS1])" table:style-name="ce1"/>
          <table:table-cell office:value-type="string" office:string-value="" table:formula="of:=IF(ISBLANK([Feuille1.CT1]);&quot;&quot;;[Feuille1.CT1])" table:style-name="ce1"/>
          <table:table-cell office:value-type="string" office:string-value="" table:formula="of:=IF(ISBLANK([Feuille1.CU1]);&quot;&quot;;[Feuille1.CU1])" table:style-name="ce1"/>
          <table:table-cell office:value-type="string" office:string-value="" table:formula="of:=IF(ISBLANK([Feuille1.CV1]);&quot;&quot;;[Feuille1.CV1])" table:style-name="ce1"/>
          <table:table-cell office:value-type="string" office:string-value="" table:formula="of:=IF(ISBLANK([Feuille1.CW1]);&quot;&quot;;[Feuille1.CW1])" table:style-name="ce1"/>
          <table:table-cell office:value-type="string" office:string-value="" table:formula="of:=IF(ISBLANK([Feuille1.CX1]);&quot;&quot;;[Feuille1.CX1])" table:style-name="ce1"/>
          <table:table-cell office:value-type="string" office:string-value="" table:formula="of:=IF(ISBLANK([Feuille1.CY1]);&quot;&quot;;[Feuille1.CY1])" table:style-name="ce1"/>
          <table:table-cell office:value-type="string" office:string-value="" table:formula="of:=IF(ISBLANK([Feuille1.CZ1]);&quot;&quot;;[Feuille1.CZ1])" table:style-name="ce1"/>
          <table:table-cell office:value-type="string" office:string-value="" table:formula="of:=IF(ISBLANK([Feuille1.DA1]);&quot;&quot;;[Feuille1.DA1])" table:style-name="ce1"/>
          <table:table-cell office:value-type="string" office:string-value="" table:formula="of:=IF(ISBLANK([Feuille1.DB1]);&quot;&quot;;[Feuille1.DB1])" table:style-name="ce1"/>
          <table:table-cell office:value-type="string" office:string-value="" table:formula="of:=IF(ISBLANK([Feuille1.DC1]);&quot;&quot;;[Feuille1.DC1])" table:style-name="ce1"/>
          <table:table-cell office:value-type="string" office:string-value="" table:formula="of:=IF(ISBLANK([Feuille1.DD1]);&quot;&quot;;[Feuille1.DD1])" table:style-name="ce1"/>
          <table:table-cell office:value-type="string" office:string-value="" table:formula="of:=IF(ISBLANK([Feuille1.DE1]);&quot;&quot;;[Feuille1.DE1])" table:style-name="ce1"/>
          <table:table-cell office:value-type="string" office:string-value="" table:formula="of:=IF(ISBLANK([Feuille1.DF1]);&quot;&quot;;[Feuille1.DF1])" table:style-name="ce1"/>
          <table:table-cell office:value-type="string" office:string-value="" table:formula="of:=IF(ISBLANK([Feuille1.DG1]);&quot;&quot;;[Feuille1.DG1])" table:style-name="ce1"/>
          <table:table-cell office:value-type="string" office:string-value="" table:formula="of:=IF(ISBLANK([Feuille1.DH1]);&quot;&quot;;[Feuille1.DH1])" table:style-name="ce1"/>
          <table:table-cell office:value-type="string" office:string-value="" table:formula="of:=IF(ISBLANK([Feuille1.DI1]);&quot;&quot;;[Feuille1.DI1])" table:style-name="ce1"/>
          <table:table-cell office:value-type="string" office:string-value="" table:formula="of:=IF(ISBLANK([Feuille1.DJ1]);&quot;&quot;;[Feuille1.DJ1])" table:style-name="ce1"/>
          <table:table-cell office:value-type="string" office:string-value="" table:formula="of:=IF(ISBLANK([Feuille1.DK1]);&quot;&quot;;[Feuille1.DK1])" table:style-name="ce1"/>
          <table:table-cell office:value-type="string" office:string-value="" table:formula="of:=IF(ISBLANK([Feuille1.DL1]);&quot;&quot;;[Feuille1.DL1])" table:style-name="ce1"/>
          <table:table-cell office:value-type="string" office:string-value="" table:formula="of:=IF(ISBLANK([Feuille1.DM1]);&quot;&quot;;[Feuille1.DM1])" table:style-name="ce1"/>
          <table:table-cell office:value-type="string" office:string-value="" table:formula="of:=IF(ISBLANK([Feuille1.DN1]);&quot;&quot;;[Feuille1.DN1])" table:style-name="ce1"/>
          <table:table-cell office:value-type="string" office:string-value="" table:formula="of:=IF(ISBLANK([Feuille1.DO1]);&quot;&quot;;[Feuille1.DO1])" table:style-name="ce1"/>
          <table:table-cell office:value-type="string" office:string-value="" table:formula="of:=IF(ISBLANK([Feuille1.DP1]);&quot;&quot;;[Feuille1.DP1])" table:style-name="ce1"/>
          <table:table-cell office:value-type="string" office:string-value="" table:formula="of:=IF(ISBLANK([Feuille1.DQ1]);&quot;&quot;;[Feuille1.DQ1])" table:style-name="ce1"/>
          <table:table-cell office:value-type="string" office:string-value="" table:formula="of:=IF(ISBLANK([Feuille1.DR1]);&quot;&quot;;[Feuille1.DR1])" table:style-name="ce1"/>
          <table:table-cell office:value-type="string" office:string-value="" table:formula="of:=IF(ISBLANK([Feuille1.DS1]);&quot;&quot;;[Feuille1.DS1])" table:style-name="ce1"/>
          <table:table-cell office:value-type="string" office:string-value="" table:formula="of:=IF(ISBLANK([Feuille1.DT1]);&quot;&quot;;[Feuille1.DT1])" table:style-name="ce1"/>
          <table:table-cell office:value-type="string" office:string-value="" table:formula="of:=IF(ISBLANK([Feuille1.DU1]);&quot;&quot;;[Feuille1.DU1])" table:style-name="ce1"/>
          <table:table-cell office:value-type="string" office:string-value="" table:formula="of:=IF(ISBLANK([Feuille1.DV1]);&quot;&quot;;[Feuille1.DV1])" table:style-name="ce1"/>
          <table:table-cell office:value-type="string" office:string-value="" table:formula="of:=IF(ISBLANK([Feuille1.DW1]);&quot;&quot;;[Feuille1.DW1])" table:style-name="ce1"/>
          <table:table-cell office:value-type="string" office:string-value="" table:formula="of:=IF(ISBLANK([Feuille1.DX1]);&quot;&quot;;[Feuille1.DX1])" table:style-name="ce1"/>
          <table:table-cell office:value-type="string" office:string-value="" table:formula="of:=IF(ISBLANK([Feuille1.DY1]);&quot;&quot;;[Feuille1.DY1])" table:style-name="ce1"/>
          <table:table-cell office:value-type="string" office:string-value="" table:formula="of:=IF(ISBLANK([Feuille1.DZ1]);&quot;&quot;;[Feuille1.DZ1])" table:style-name="ce1"/>
          <table:table-cell office:value-type="string" office:string-value="" table:formula="of:=IF(ISBLANK([Feuille1.EA1]);&quot;&quot;;[Feuille1.EA1])" table:style-name="ce1"/>
          <table:table-cell table:number-columns-repeated="16253"/>
        </table:table-row>
        <table:table-row table:style-name="ro1">
          <table:table-cell office:value-type="string" table:style-name="ce5">
            <text:p>Donné</text:p>
          </table:table-cell>
          <table:table-cell office:value-type="float" office:value="0" table:formula="of:=IF(ISBLANK([Feuille1.B1]);&quot;&quot;;SUM([Feuille1.B2:.B33]))" table:style-name="ce3">
            <text:p>0</text:p>
          </table:table-cell>
          <table:table-cell office:value-type="string" office:string-value="" table:formula="of:=IF(ISBLANK([Feuille1.C1]);&quot;&quot;;SUM([Feuille1.C2:.C33]))" table:style-name="ce3"/>
          <table:table-cell office:value-type="string" office:string-value="" table:formula="of:=IF(ISBLANK([Feuille1.D1]);&quot;&quot;;SUM([Feuille1.D2:.D33]))" table:style-name="ce1"/>
          <table:table-cell office:value-type="string" office:string-value="" table:formula="of:=IF(ISBLANK([Feuille1.E1]);&quot;&quot;;SUM([Feuille1.E2:.E33]))" table:style-name="ce1"/>
          <table:table-cell office:value-type="string" office:string-value="" table:formula="of:=IF(ISBLANK([Feuille1.F1]);&quot;&quot;;SUM([Feuille1.F2:.F33]))" table:style-name="ce1"/>
          <table:table-cell office:value-type="string" office:string-value="" table:formula="of:=IF(ISBLANK([Feuille1.G1]);&quot;&quot;;SUM([Feuille1.G2:.G33]))" table:style-name="ce1"/>
          <table:table-cell office:value-type="string" office:string-value="" table:formula="of:=IF(ISBLANK([Feuille1.H1]);&quot;&quot;;SUM([Feuille1.H2:.H33]))" table:style-name="ce1"/>
          <table:table-cell office:value-type="string" office:string-value="" table:formula="of:=IF(ISBLANK([Feuille1.I1]);&quot;&quot;;SUM([Feuille1.I2:.I33]))" table:style-name="ce1"/>
          <table:table-cell office:value-type="string" office:string-value="" table:formula="of:=IF(ISBLANK([Feuille1.J1]);&quot;&quot;;SUM([Feuille1.J2:.J33]))" table:style-name="ce1"/>
          <table:table-cell office:value-type="string" office:string-value="" table:formula="of:=IF(ISBLANK([Feuille1.K1]);&quot;&quot;;SUM([Feuille1.K2:.K33]))" table:style-name="ce1"/>
          <table:table-cell office:value-type="string" office:string-value="" table:formula="of:=IF(ISBLANK([Feuille1.L1]);&quot;&quot;;SUM([Feuille1.L2:.L33]))" table:style-name="ce1"/>
          <table:table-cell office:value-type="string" office:string-value="" table:formula="of:=IF(ISBLANK([Feuille1.M1]);&quot;&quot;;SUM([Feuille1.M2:.M33]))" table:style-name="ce1"/>
          <table:table-cell office:value-type="string" office:string-value="" table:formula="of:=IF(ISBLANK([Feuille1.N1]);&quot;&quot;;SUM([Feuille1.N2:.N33]))" table:style-name="ce1"/>
          <table:table-cell office:value-type="string" office:string-value="" table:formula="of:=IF(ISBLANK([Feuille1.O1]);&quot;&quot;;SUM([Feuille1.O2:.O33]))" table:style-name="ce1"/>
          <table:table-cell office:value-type="string" office:string-value="" table:formula="of:=IF(ISBLANK([Feuille1.P1]);&quot;&quot;;SUM([Feuille1.P2:.P33]))" table:style-name="ce1"/>
          <table:table-cell office:value-type="string" office:string-value="" table:formula="of:=IF(ISBLANK([Feuille1.Q1]);&quot;&quot;;SUM([Feuille1.Q2:.Q33]))" table:style-name="ce1"/>
          <table:table-cell office:value-type="string" office:string-value="" table:formula="of:=IF(ISBLANK([Feuille1.R1]);&quot;&quot;;SUM([Feuille1.R2:.R33]))" table:style-name="ce1"/>
          <table:table-cell office:value-type="string" office:string-value="" table:formula="of:=IF(ISBLANK([Feuille1.S1]);&quot;&quot;;SUM([Feuille1.S2:.S33]))" table:style-name="ce1"/>
          <table:table-cell office:value-type="string" office:string-value="" table:formula="of:=IF(ISBLANK([Feuille1.T1]);&quot;&quot;;SUM([Feuille1.T2:.T33]))" table:style-name="ce1"/>
          <table:table-cell office:value-type="string" office:string-value="" table:formula="of:=IF(ISBLANK([Feuille1.U1]);&quot;&quot;;SUM([Feuille1.U2:.U33]))" table:style-name="ce1"/>
          <table:table-cell office:value-type="string" office:string-value="" table:formula="of:=IF(ISBLANK([Feuille1.V1]);&quot;&quot;;SUM([Feuille1.V2:.V33]))" table:style-name="ce1"/>
          <table:table-cell office:value-type="string" office:string-value="" table:formula="of:=IF(ISBLANK([Feuille1.W1]);&quot;&quot;;SUM([Feuille1.W2:.W33]))" table:style-name="ce1"/>
          <table:table-cell office:value-type="string" office:string-value="" table:formula="of:=IF(ISBLANK([Feuille1.X1]);&quot;&quot;;SUM([Feuille1.X2:.X33]))" table:style-name="ce1"/>
          <table:table-cell office:value-type="string" office:string-value="" table:formula="of:=IF(ISBLANK([Feuille1.Y1]);&quot;&quot;;SUM([Feuille1.Y2:.Y33]))" table:style-name="ce1"/>
          <table:table-cell office:value-type="string" office:string-value="" table:formula="of:=IF(ISBLANK([Feuille1.Z1]);&quot;&quot;;SUM([Feuille1.Z2:.Z33]))" table:style-name="ce1"/>
          <table:table-cell office:value-type="string" office:string-value="" table:formula="of:=IF(ISBLANK([Feuille1.AA1]);&quot;&quot;;SUM([Feuille1.AA2:.AA33]))" table:style-name="ce1"/>
          <table:table-cell office:value-type="string" office:string-value="" table:formula="of:=IF(ISBLANK([Feuille1.AB1]);&quot;&quot;;SUM([Feuille1.AB2:.AB33]))" table:style-name="ce1"/>
          <table:table-cell office:value-type="string" office:string-value="" table:formula="of:=IF(ISBLANK([Feuille1.AC1]);&quot;&quot;;SUM([Feuille1.AC2:.AC33]))" table:style-name="ce1"/>
          <table:table-cell office:value-type="string" office:string-value="" table:formula="of:=IF(ISBLANK([Feuille1.AD1]);&quot;&quot;;SUM([Feuille1.AD2:.AD33]))" table:style-name="ce1"/>
          <table:table-cell office:value-type="string" office:string-value="" table:formula="of:=IF(ISBLANK([Feuille1.AE1]);&quot;&quot;;SUM([Feuille1.AE2:.AE33]))" table:style-name="ce1"/>
          <table:table-cell office:value-type="string" office:string-value="" table:formula="of:=IF(ISBLANK([Feuille1.AF1]);&quot;&quot;;SUM([Feuille1.AF2:.AF33]))" table:style-name="ce1"/>
          <table:table-cell office:value-type="string" office:string-value="" table:formula="of:=IF(ISBLANK([Feuille1.AG1]);&quot;&quot;;SUM([Feuille1.AG2:.AG33]))" table:style-name="ce1"/>
          <table:table-cell office:value-type="string" office:string-value="" table:formula="of:=IF(ISBLANK([Feuille1.AH1]);&quot;&quot;;SUM([Feuille1.AH2:.AH33]))" table:style-name="ce1"/>
          <table:table-cell office:value-type="string" office:string-value="" table:formula="of:=IF(ISBLANK([Feuille1.AI1]);&quot;&quot;;SUM([Feuille1.AI2:.AI33]))" table:style-name="ce1"/>
          <table:table-cell office:value-type="string" office:string-value="" table:formula="of:=IF(ISBLANK([Feuille1.AJ1]);&quot;&quot;;SUM([Feuille1.AJ2:.AJ33]))" table:style-name="ce1"/>
          <table:table-cell office:value-type="string" office:string-value="" table:formula="of:=IF(ISBLANK([Feuille1.AK1]);&quot;&quot;;SUM([Feuille1.AK2:.AK33]))" table:style-name="ce1"/>
          <table:table-cell office:value-type="string" office:string-value="" table:formula="of:=IF(ISBLANK([Feuille1.AL1]);&quot;&quot;;SUM([Feuille1.AL2:.AL33]))" table:style-name="ce1"/>
          <table:table-cell office:value-type="string" office:string-value="" table:formula="of:=IF(ISBLANK([Feuille1.AM1]);&quot;&quot;;SUM([Feuille1.AM2:.AM33]))" table:style-name="ce1"/>
          <table:table-cell office:value-type="string" office:string-value="" table:formula="of:=IF(ISBLANK([Feuille1.AN1]);&quot;&quot;;SUM([Feuille1.AN2:.AN33]))" table:style-name="ce1"/>
          <table:table-cell office:value-type="string" office:string-value="" table:formula="of:=IF(ISBLANK([Feuille1.AO1]);&quot;&quot;;SUM([Feuille1.AO2:.AO33]))" table:style-name="ce1"/>
          <table:table-cell office:value-type="string" office:string-value="" table:formula="of:=IF(ISBLANK([Feuille1.AP1]);&quot;&quot;;SUM([Feuille1.AP2:.AP33]))" table:style-name="ce1"/>
          <table:table-cell office:value-type="string" office:string-value="" table:formula="of:=IF(ISBLANK([Feuille1.AQ1]);&quot;&quot;;SUM([Feuille1.AQ2:.AQ33]))" table:style-name="ce1"/>
          <table:table-cell office:value-type="string" office:string-value="" table:formula="of:=IF(ISBLANK([Feuille1.AR1]);&quot;&quot;;SUM([Feuille1.AR2:.AR33]))" table:style-name="ce1"/>
          <table:table-cell office:value-type="string" office:string-value="" table:formula="of:=IF(ISBLANK([Feuille1.AS1]);&quot;&quot;;SUM([Feuille1.AS2:.AS33]))" table:style-name="ce1"/>
          <table:table-cell office:value-type="string" office:string-value="" table:formula="of:=IF(ISBLANK([Feuille1.AT1]);&quot;&quot;;SUM([Feuille1.AT2:.AT33]))" table:style-name="ce1"/>
          <table:table-cell office:value-type="string" office:string-value="" table:formula="of:=IF(ISBLANK([Feuille1.AU1]);&quot;&quot;;SUM([Feuille1.AU2:.AU33]))" table:style-name="ce1"/>
          <table:table-cell office:value-type="string" office:string-value="" table:formula="of:=IF(ISBLANK([Feuille1.AV1]);&quot;&quot;;SUM([Feuille1.AV2:.AV33]))" table:style-name="ce1"/>
          <table:table-cell office:value-type="string" office:string-value="" table:formula="of:=IF(ISBLANK([Feuille1.AW1]);&quot;&quot;;SUM([Feuille1.AW2:.AW33]))" table:style-name="ce1"/>
          <table:table-cell office:value-type="string" office:string-value="" table:formula="of:=IF(ISBLANK([Feuille1.AX1]);&quot;&quot;;SUM([Feuille1.AX2:.AX33]))" table:style-name="ce1"/>
          <table:table-cell office:value-type="string" office:string-value="" table:formula="of:=IF(ISBLANK([Feuille1.AY1]);&quot;&quot;;SUM([Feuille1.AY2:.AY33]))" table:style-name="ce1"/>
          <table:table-cell office:value-type="string" office:string-value="" table:formula="of:=IF(ISBLANK([Feuille1.AZ1]);&quot;&quot;;SUM([Feuille1.AZ2:.AZ33]))" table:style-name="ce1"/>
          <table:table-cell office:value-type="string" office:string-value="" table:formula="of:=IF(ISBLANK([Feuille1.BA1]);&quot;&quot;;SUM([Feuille1.BA2:.BA33]))" table:style-name="ce1"/>
          <table:table-cell office:value-type="string" office:string-value="" table:formula="of:=IF(ISBLANK([Feuille1.BB1]);&quot;&quot;;SUM([Feuille1.BB2:.BB33]))" table:style-name="ce1"/>
          <table:table-cell office:value-type="string" office:string-value="" table:formula="of:=IF(ISBLANK([Feuille1.BC1]);&quot;&quot;;SUM([Feuille1.BC2:.BC33]))" table:style-name="ce1"/>
          <table:table-cell office:value-type="string" office:string-value="" table:formula="of:=IF(ISBLANK([Feuille1.BD1]);&quot;&quot;;SUM([Feuille1.BD2:.BD33]))" table:style-name="ce1"/>
          <table:table-cell office:value-type="string" office:string-value="" table:formula="of:=IF(ISBLANK([Feuille1.BE1]);&quot;&quot;;SUM([Feuille1.BE2:.BE33]))" table:style-name="ce1"/>
          <table:table-cell office:value-type="string" office:string-value="" table:formula="of:=IF(ISBLANK([Feuille1.BF1]);&quot;&quot;;SUM([Feuille1.BF2:.BF33]))" table:style-name="ce1"/>
          <table:table-cell office:value-type="string" office:string-value="" table:formula="of:=IF(ISBLANK([Feuille1.BG1]);&quot;&quot;;SUM([Feuille1.BG2:.BG33]))" table:style-name="ce1"/>
          <table:table-cell office:value-type="string" office:string-value="" table:formula="of:=IF(ISBLANK([Feuille1.BH1]);&quot;&quot;;SUM([Feuille1.BH2:.BH33]))" table:style-name="ce1"/>
          <table:table-cell office:value-type="string" office:string-value="" table:formula="of:=IF(ISBLANK([Feuille1.BI1]);&quot;&quot;;SUM([Feuille1.BI2:.BI33]))" table:style-name="ce1"/>
          <table:table-cell office:value-type="string" office:string-value="" table:formula="of:=IF(ISBLANK([Feuille1.BJ1]);&quot;&quot;;SUM([Feuille1.BJ2:.BJ33]))" table:style-name="ce1"/>
          <table:table-cell office:value-type="string" office:string-value="" table:formula="of:=IF(ISBLANK([Feuille1.BK1]);&quot;&quot;;SUM([Feuille1.BK2:.BK33]))" table:style-name="ce1"/>
          <table:table-cell office:value-type="string" office:string-value="" table:formula="of:=IF(ISBLANK([Feuille1.BL1]);&quot;&quot;;SUM([Feuille1.BL2:.BL33]))" table:style-name="ce1"/>
          <table:table-cell office:value-type="string" office:string-value="" table:formula="of:=IF(ISBLANK([Feuille1.BM1]);&quot;&quot;;SUM([Feuille1.BM2:.BM33]))" table:style-name="ce1"/>
          <table:table-cell office:value-type="string" office:string-value="" table:formula="of:=IF(ISBLANK([Feuille1.BN1]);&quot;&quot;;SUM([Feuille1.BN2:.BN33]))" table:style-name="ce1"/>
          <table:table-cell office:value-type="string" office:string-value="" table:formula="of:=IF(ISBLANK([Feuille1.BO1]);&quot;&quot;;SUM([Feuille1.BO2:.BO33]))" table:style-name="ce1"/>
          <table:table-cell office:value-type="string" office:string-value="" table:formula="of:=IF(ISBLANK([Feuille1.BP1]);&quot;&quot;;SUM([Feuille1.BP2:.BP33]))" table:style-name="ce1"/>
          <table:table-cell office:value-type="string" office:string-value="" table:formula="of:=IF(ISBLANK([Feuille1.BQ1]);&quot;&quot;;SUM([Feuille1.BQ2:.BQ33]))" table:style-name="ce1"/>
          <table:table-cell office:value-type="string" office:string-value="" table:formula="of:=IF(ISBLANK([Feuille1.BR1]);&quot;&quot;;SUM([Feuille1.BR2:.BR33]))" table:style-name="ce1"/>
          <table:table-cell office:value-type="string" office:string-value="" table:formula="of:=IF(ISBLANK([Feuille1.BS1]);&quot;&quot;;SUM([Feuille1.BS2:.BS33]))" table:style-name="ce1"/>
          <table:table-cell office:value-type="string" office:string-value="" table:formula="of:=IF(ISBLANK([Feuille1.BT1]);&quot;&quot;;SUM([Feuille1.BT2:.BT33]))" table:style-name="ce1"/>
          <table:table-cell office:value-type="string" office:string-value="" table:formula="of:=IF(ISBLANK([Feuille1.BU1]);&quot;&quot;;SUM([Feuille1.BU2:.BU33]))" table:style-name="ce1"/>
          <table:table-cell office:value-type="string" office:string-value="" table:formula="of:=IF(ISBLANK([Feuille1.BV1]);&quot;&quot;;SUM([Feuille1.BV2:.BV33]))" table:style-name="ce1"/>
          <table:table-cell office:value-type="string" office:string-value="" table:formula="of:=IF(ISBLANK([Feuille1.BW1]);&quot;&quot;;SUM([Feuille1.BW2:.BW33]))" table:style-name="ce1"/>
          <table:table-cell office:value-type="string" office:string-value="" table:formula="of:=IF(ISBLANK([Feuille1.BX1]);&quot;&quot;;SUM([Feuille1.BX2:.BX33]))" table:style-name="ce1"/>
          <table:table-cell office:value-type="string" office:string-value="" table:formula="of:=IF(ISBLANK([Feuille1.BY1]);&quot;&quot;;SUM([Feuille1.BY2:.BY33]))" table:style-name="ce1"/>
          <table:table-cell office:value-type="string" office:string-value="" table:formula="of:=IF(ISBLANK([Feuille1.BZ1]);&quot;&quot;;SUM([Feuille1.BZ2:.BZ33]))" table:style-name="ce1"/>
          <table:table-cell office:value-type="string" office:string-value="" table:formula="of:=IF(ISBLANK([Feuille1.CA1]);&quot;&quot;;SUM([Feuille1.CA2:.CA33]))" table:style-name="ce1"/>
          <table:table-cell office:value-type="string" office:string-value="" table:formula="of:=IF(ISBLANK([Feuille1.CB1]);&quot;&quot;;SUM([Feuille1.CB2:.CB33]))" table:style-name="ce1"/>
          <table:table-cell office:value-type="string" office:string-value="" table:formula="of:=IF(ISBLANK([Feuille1.CC1]);&quot;&quot;;SUM([Feuille1.CC2:.CC33]))" table:style-name="ce1"/>
          <table:table-cell office:value-type="string" office:string-value="" table:formula="of:=IF(ISBLANK([Feuille1.CD1]);&quot;&quot;;SUM([Feuille1.CD2:.CD33]))" table:style-name="ce1"/>
          <table:table-cell office:value-type="string" office:string-value="" table:formula="of:=IF(ISBLANK([Feuille1.CE1]);&quot;&quot;;SUM([Feuille1.CE2:.CE33]))" table:style-name="ce1"/>
          <table:table-cell office:value-type="string" office:string-value="" table:formula="of:=IF(ISBLANK([Feuille1.CF1]);&quot;&quot;;SUM([Feuille1.CF2:.CF33]))" table:style-name="ce1"/>
          <table:table-cell office:value-type="string" office:string-value="" table:formula="of:=IF(ISBLANK([Feuille1.CG1]);&quot;&quot;;SUM([Feuille1.CG2:.CG33]))" table:style-name="ce1"/>
          <table:table-cell office:value-type="string" office:string-value="" table:formula="of:=IF(ISBLANK([Feuille1.CH1]);&quot;&quot;;SUM([Feuille1.CH2:.CH33]))" table:style-name="ce1"/>
          <table:table-cell office:value-type="string" office:string-value="" table:formula="of:=IF(ISBLANK([Feuille1.CI1]);&quot;&quot;;SUM([Feuille1.CI2:.CI33]))" table:style-name="ce1"/>
          <table:table-cell office:value-type="string" office:string-value="" table:formula="of:=IF(ISBLANK([Feuille1.CJ1]);&quot;&quot;;SUM([Feuille1.CJ2:.CJ33]))" table:style-name="ce1"/>
          <table:table-cell office:value-type="string" office:string-value="" table:formula="of:=IF(ISBLANK([Feuille1.CK1]);&quot;&quot;;SUM([Feuille1.CK2:.CK33]))" table:style-name="ce1"/>
          <table:table-cell office:value-type="string" office:string-value="" table:formula="of:=IF(ISBLANK([Feuille1.CL1]);&quot;&quot;;SUM([Feuille1.CL2:.CL33]))" table:style-name="ce1"/>
          <table:table-cell office:value-type="string" office:string-value="" table:formula="of:=IF(ISBLANK([Feuille1.CM1]);&quot;&quot;;SUM([Feuille1.CM2:.CM33]))" table:style-name="ce1"/>
          <table:table-cell office:value-type="string" office:string-value="" table:formula="of:=IF(ISBLANK([Feuille1.CN1]);&quot;&quot;;SUM([Feuille1.CN2:.CN33]))" table:style-name="ce1"/>
          <table:table-cell office:value-type="string" office:string-value="" table:formula="of:=IF(ISBLANK([Feuille1.CO1]);&quot;&quot;;SUM([Feuille1.CO2:.CO33]))" table:style-name="ce1"/>
          <table:table-cell office:value-type="string" office:string-value="" table:formula="of:=IF(ISBLANK([Feuille1.CP1]);&quot;&quot;;SUM([Feuille1.CP2:.CP33]))" table:style-name="ce1"/>
          <table:table-cell office:value-type="string" office:string-value="" table:formula="of:=IF(ISBLANK([Feuille1.CQ1]);&quot;&quot;;SUM([Feuille1.CQ2:.CQ33]))" table:style-name="ce1"/>
          <table:table-cell office:value-type="string" office:string-value="" table:formula="of:=IF(ISBLANK([Feuille1.CR1]);&quot;&quot;;SUM([Feuille1.CR2:.CR33]))" table:style-name="ce1"/>
          <table:table-cell office:value-type="string" office:string-value="" table:formula="of:=IF(ISBLANK([Feuille1.CS1]);&quot;&quot;;SUM([Feuille1.CS2:.CS33]))" table:style-name="ce1"/>
          <table:table-cell office:value-type="string" office:string-value="" table:formula="of:=IF(ISBLANK([Feuille1.CT1]);&quot;&quot;;SUM([Feuille1.CT2:.CT33]))" table:style-name="ce1"/>
          <table:table-cell office:value-type="string" office:string-value="" table:formula="of:=IF(ISBLANK([Feuille1.CU1]);&quot;&quot;;SUM([Feuille1.CU2:.CU33]))" table:style-name="ce1"/>
          <table:table-cell office:value-type="string" office:string-value="" table:formula="of:=IF(ISBLANK([Feuille1.CV1]);&quot;&quot;;SUM([Feuille1.CV2:.CV33]))" table:style-name="ce1"/>
          <table:table-cell office:value-type="string" office:string-value="" table:formula="of:=IF(ISBLANK([Feuille1.CW1]);&quot;&quot;;SUM([Feuille1.CW2:.CW33]))" table:style-name="ce1"/>
          <table:table-cell office:value-type="string" office:string-value="" table:formula="of:=IF(ISBLANK([Feuille1.CX1]);&quot;&quot;;SUM([Feuille1.CX2:.CX33]))" table:style-name="ce1"/>
          <table:table-cell office:value-type="string" office:string-value="" table:formula="of:=IF(ISBLANK([Feuille1.CY1]);&quot;&quot;;SUM([Feuille1.CY2:.CY33]))" table:style-name="ce1"/>
          <table:table-cell office:value-type="string" office:string-value="" table:formula="of:=IF(ISBLANK([Feuille1.CZ1]);&quot;&quot;;SUM([Feuille1.CZ2:.CZ33]))" table:style-name="ce1"/>
          <table:table-cell office:value-type="string" office:string-value="" table:formula="of:=IF(ISBLANK([Feuille1.DA1]);&quot;&quot;;SUM([Feuille1.DA2:.DA33]))" table:style-name="ce1"/>
          <table:table-cell office:value-type="string" office:string-value="" table:formula="of:=IF(ISBLANK([Feuille1.DB1]);&quot;&quot;;SUM([Feuille1.DB2:.DB33]))" table:style-name="ce1"/>
          <table:table-cell office:value-type="string" office:string-value="" table:formula="of:=IF(ISBLANK([Feuille1.DC1]);&quot;&quot;;SUM([Feuille1.DC2:.DC33]))" table:style-name="ce1"/>
          <table:table-cell office:value-type="string" office:string-value="" table:formula="of:=IF(ISBLANK([Feuille1.DD1]);&quot;&quot;;SUM([Feuille1.DD2:.DD33]))" table:style-name="ce1"/>
          <table:table-cell office:value-type="string" office:string-value="" table:formula="of:=IF(ISBLANK([Feuille1.DE1]);&quot;&quot;;SUM([Feuille1.DE2:.DE33]))" table:style-name="ce1"/>
          <table:table-cell office:value-type="string" office:string-value="" table:formula="of:=IF(ISBLANK([Feuille1.DF1]);&quot;&quot;;SUM([Feuille1.DF2:.DF33]))" table:style-name="ce1"/>
          <table:table-cell office:value-type="string" office:string-value="" table:formula="of:=IF(ISBLANK([Feuille1.DG1]);&quot;&quot;;SUM([Feuille1.DG2:.DG33]))" table:style-name="ce1"/>
          <table:table-cell office:value-type="string" office:string-value="" table:formula="of:=IF(ISBLANK([Feuille1.DH1]);&quot;&quot;;SUM([Feuille1.DH2:.DH33]))" table:style-name="ce1"/>
          <table:table-cell office:value-type="string" office:string-value="" table:formula="of:=IF(ISBLANK([Feuille1.DI1]);&quot;&quot;;SUM([Feuille1.DI2:.DI33]))" table:style-name="ce1"/>
          <table:table-cell office:value-type="string" office:string-value="" table:formula="of:=IF(ISBLANK([Feuille1.DJ1]);&quot;&quot;;SUM([Feuille1.DJ2:.DJ33]))" table:style-name="ce1"/>
          <table:table-cell office:value-type="string" office:string-value="" table:formula="of:=IF(ISBLANK([Feuille1.DK1]);&quot;&quot;;SUM([Feuille1.DK2:.DK33]))" table:style-name="ce1"/>
          <table:table-cell office:value-type="string" office:string-value="" table:formula="of:=IF(ISBLANK([Feuille1.DL1]);&quot;&quot;;SUM([Feuille1.DL2:.DL33]))" table:style-name="ce1"/>
          <table:table-cell office:value-type="string" office:string-value="" table:formula="of:=IF(ISBLANK([Feuille1.DM1]);&quot;&quot;;SUM([Feuille1.DM2:.DM33]))" table:style-name="ce1"/>
          <table:table-cell office:value-type="string" office:string-value="" table:formula="of:=IF(ISBLANK([Feuille1.DN1]);&quot;&quot;;SUM([Feuille1.DN2:.DN33]))" table:style-name="ce1"/>
          <table:table-cell office:value-type="string" office:string-value="" table:formula="of:=IF(ISBLANK([Feuille1.DO1]);&quot;&quot;;SUM([Feuille1.DO2:.DO33]))" table:style-name="ce1"/>
          <table:table-cell office:value-type="string" office:string-value="" table:formula="of:=IF(ISBLANK([Feuille1.DP1]);&quot;&quot;;SUM([Feuille1.DP2:.DP33]))" table:style-name="ce1"/>
          <table:table-cell office:value-type="string" office:string-value="" table:formula="of:=IF(ISBLANK([Feuille1.DQ1]);&quot;&quot;;SUM([Feuille1.DQ2:.DQ33]))" table:style-name="ce1"/>
          <table:table-cell office:value-type="string" office:string-value="" table:formula="of:=IF(ISBLANK([Feuille1.DR1]);&quot;&quot;;SUM([Feuille1.DR2:.DR33]))" table:style-name="ce1"/>
          <table:table-cell office:value-type="string" office:string-value="" table:formula="of:=IF(ISBLANK([Feuille1.DS1]);&quot;&quot;;SUM([Feuille1.DS2:.DS33]))" table:style-name="ce1"/>
          <table:table-cell office:value-type="string" office:string-value="" table:formula="of:=IF(ISBLANK([Feuille1.DT1]);&quot;&quot;;SUM([Feuille1.DT2:.DT33]))" table:style-name="ce1"/>
          <table:table-cell office:value-type="string" office:string-value="" table:formula="of:=IF(ISBLANK([Feuille1.DU1]);&quot;&quot;;SUM([Feuille1.DU2:.DU33]))" table:style-name="ce1"/>
          <table:table-cell office:value-type="string" office:string-value="" table:formula="of:=IF(ISBLANK([Feuille1.DV1]);&quot;&quot;;SUM([Feuille1.DV2:.DV33]))" table:style-name="ce1"/>
          <table:table-cell office:value-type="string" office:string-value="" table:formula="of:=IF(ISBLANK([Feuille1.DW1]);&quot;&quot;;SUM([Feuille1.DW2:.DW33]))" table:style-name="ce1"/>
          <table:table-cell office:value-type="string" office:string-value="" table:formula="of:=IF(ISBLANK([Feuille1.DX1]);&quot;&quot;;SUM([Feuille1.DX2:.DX33]))" table:style-name="ce1"/>
          <table:table-cell office:value-type="string" office:string-value="" table:formula="of:=IF(ISBLANK([Feuille1.DY1]);&quot;&quot;;SUM([Feuille1.DY2:.DY33]))" table:style-name="ce1"/>
          <table:table-cell office:value-type="string" office:string-value="" table:formula="of:=IF(ISBLANK([Feuille1.DZ1]);&quot;&quot;;SUM([Feuille1.DZ2:.DZ33]))" table:style-name="ce1"/>
          <table:table-cell office:value-type="string" office:string-value="" table:formula="of:=IF(ISBLANK([Feuille1.EA1]);&quot;&quot;;SUM([Feuille1.EA2:.EA33]))" table:style-name="ce1"/>
          <table:table-cell table:number-columns-repeated="16253"/>
        </table:table-row>
        <table:table-row table:style-name="ro1">
          <table:table-cell office:value-type="string" table:style-name="ce5">
            <text:p>Payé</text:p>
          </table:table-cell>
          <table:table-cell table:number-columns-repeated="130" table:style-name="ce3"/>
          <table:table-cell table:number-columns-repeated="16253"/>
        </table:table-row>
        <table:table-row table:style-name="ro1">
          <table:table-cell office:value-type="string" table:style-name="ce5">
            <text:p>Payé en CESU</text:p>
          </table:table-cell>
          <table:table-cell table:number-columns-repeated="130" table:style-name="ce3"/>
          <table:table-cell table:number-columns-repeated="16253"/>
        </table:table-row>
        <table:table-row table:style-name="ro1">
          <table:table-cell office:value-type="string" table:style-name="ce5">
            <text:p>Reste à payer précédent</text:p>
          </table:table-cell>
          <table:table-cell table:number-columns-repeated="130" table:style-name="ce3"/>
          <table:table-cell table:number-columns-repeated="16253"/>
        </table:table-row>
        <table:table-row table:style-name="ro1">
          <table:table-cell office:value-type="string" table:style-name="ce5">
            <text:p>Reste à payer</text:p>
          </table:table-cell>
          <table:table-cell office:value-type="float" office:value="0" table:formula="of:=IF(ISBLANK([Feuille1.B1]);&quot;&quot;;[.B2]-[.B3]+[.B5])" table:style-name="ce3">
            <text:p>0</text:p>
          </table:table-cell>
          <table:table-cell office:value-type="string" office:string-value="" table:formula="of:=IF(ISBLANK([Feuille1.C1]);&quot;&quot;;[.C2]-[.C3]+[.C5])" table:style-name="ce3"/>
          <table:table-cell office:value-type="string" office:string-value="" table:formula="of:=IF(ISBLANK([Feuille1.D1]);&quot;&quot;;[.D2]-[.D3]+[.D5])" table:style-name="ce1"/>
          <table:table-cell office:value-type="string" office:string-value="" table:formula="of:=IF(ISBLANK([Feuille1.E1]);&quot;&quot;;[.E2]-[.E3]+[.E5])" table:style-name="ce1"/>
          <table:table-cell office:value-type="string" office:string-value="" table:formula="of:=IF(ISBLANK([Feuille1.F1]);&quot;&quot;;[.F2]-[.F3]+[.F5])" table:style-name="ce1"/>
          <table:table-cell office:value-type="string" office:string-value="" table:formula="of:=IF(ISBLANK([Feuille1.G1]);&quot;&quot;;[.G2]-[.G3]+[.G5])" table:style-name="ce1"/>
          <table:table-cell office:value-type="string" office:string-value="" table:formula="of:=IF(ISBLANK([Feuille1.H1]);&quot;&quot;;[.H2]-[.H3]+[.H5])" table:style-name="ce1"/>
          <table:table-cell office:value-type="string" office:string-value="" table:formula="of:=IF(ISBLANK([Feuille1.I1]);&quot;&quot;;[.I2]-[.I3]+[.I5])" table:style-name="ce1"/>
          <table:table-cell office:value-type="string" office:string-value="" table:formula="of:=IF(ISBLANK([Feuille1.J1]);&quot;&quot;;[.J2]-[.J3]+[.J5])" table:style-name="ce1"/>
          <table:table-cell office:value-type="string" office:string-value="" table:formula="of:=IF(ISBLANK([Feuille1.K1]);&quot;&quot;;[.K2]-[.K3]+[.K5])" table:style-name="ce1"/>
          <table:table-cell office:value-type="string" office:string-value="" table:formula="of:=IF(ISBLANK([Feuille1.L1]);&quot;&quot;;[.L2]-[.L3]+[.L5])" table:style-name="ce1"/>
          <table:table-cell office:value-type="string" office:string-value="" table:formula="of:=IF(ISBLANK([Feuille1.M1]);&quot;&quot;;[.M2]-[.M3]+[.M5])" table:style-name="ce1"/>
          <table:table-cell office:value-type="string" office:string-value="" table:formula="of:=IF(ISBLANK([Feuille1.N1]);&quot;&quot;;[.N2]-[.N3]+[.N5])" table:style-name="ce1"/>
          <table:table-cell office:value-type="string" office:string-value="" table:formula="of:=IF(ISBLANK([Feuille1.O1]);&quot;&quot;;[.O2]-[.O3]+[.O5])" table:style-name="ce1"/>
          <table:table-cell office:value-type="string" office:string-value="" table:formula="of:=IF(ISBLANK([Feuille1.P1]);&quot;&quot;;[.P2]-[.P3]+[.P5])" table:style-name="ce1"/>
          <table:table-cell office:value-type="string" office:string-value="" table:formula="of:=IF(ISBLANK([Feuille1.Q1]);&quot;&quot;;[.Q2]-[.Q3]+[.Q5])" table:style-name="ce1"/>
          <table:table-cell office:value-type="string" office:string-value="" table:formula="of:=IF(ISBLANK([Feuille1.R1]);&quot;&quot;;[.R2]-[.R3]+[.R5])" table:style-name="ce1"/>
          <table:table-cell office:value-type="string" office:string-value="" table:formula="of:=IF(ISBLANK([Feuille1.S1]);&quot;&quot;;[.S2]-[.S3]+[.S5])" table:style-name="ce1"/>
          <table:table-cell office:value-type="string" office:string-value="" table:formula="of:=IF(ISBLANK([Feuille1.T1]);&quot;&quot;;[.T2]-[.T3]+[.T5])" table:style-name="ce1"/>
          <table:table-cell office:value-type="string" office:string-value="" table:formula="of:=IF(ISBLANK([Feuille1.U1]);&quot;&quot;;[.U2]-[.U3]+[.U5])" table:style-name="ce1"/>
          <table:table-cell office:value-type="string" office:string-value="" table:formula="of:=IF(ISBLANK([Feuille1.V1]);&quot;&quot;;[.V2]-[.V3]+[.V5])" table:style-name="ce1"/>
          <table:table-cell office:value-type="string" office:string-value="" table:formula="of:=IF(ISBLANK([Feuille1.W1]);&quot;&quot;;[.W2]-[.W3]+[.W5])" table:style-name="ce1"/>
          <table:table-cell office:value-type="string" office:string-value="" table:formula="of:=IF(ISBLANK([Feuille1.X1]);&quot;&quot;;[.X2]-[.X3]+[.X5])" table:style-name="ce1"/>
          <table:table-cell office:value-type="string" office:string-value="" table:formula="of:=IF(ISBLANK([Feuille1.Y1]);&quot;&quot;;[.Y2]-[.Y3]+[.Y5])" table:style-name="ce1"/>
          <table:table-cell office:value-type="string" office:string-value="" table:formula="of:=IF(ISBLANK([Feuille1.Z1]);&quot;&quot;;[.Z2]-[.Z3]+[.Z5])" table:style-name="ce1"/>
          <table:table-cell office:value-type="string" office:string-value="" table:formula="of:=IF(ISBLANK([Feuille1.AA1]);&quot;&quot;;[.AA2]-[.AA3]+[.AA5])" table:style-name="ce1"/>
          <table:table-cell office:value-type="string" office:string-value="" table:formula="of:=IF(ISBLANK([Feuille1.AB1]);&quot;&quot;;[.AB2]-[.AB3]+[.AB5])" table:style-name="ce1"/>
          <table:table-cell office:value-type="string" office:string-value="" table:formula="of:=IF(ISBLANK([Feuille1.AC1]);&quot;&quot;;[.AC2]-[.AC3]+[.AC5])" table:style-name="ce1"/>
          <table:table-cell office:value-type="string" office:string-value="" table:formula="of:=IF(ISBLANK([Feuille1.AD1]);&quot;&quot;;[.AD2]-[.AD3]+[.AD5])" table:style-name="ce1"/>
          <table:table-cell office:value-type="string" office:string-value="" table:formula="of:=IF(ISBLANK([Feuille1.AE1]);&quot;&quot;;[.AE2]-[.AE3]+[.AE5])" table:style-name="ce1"/>
          <table:table-cell office:value-type="string" office:string-value="" table:formula="of:=IF(ISBLANK([Feuille1.AF1]);&quot;&quot;;[.AF2]-[.AF3]+[.AF5])" table:style-name="ce1"/>
          <table:table-cell office:value-type="string" office:string-value="" table:formula="of:=IF(ISBLANK([Feuille1.AG1]);&quot;&quot;;[.AG2]-[.AG3]+[.AG5])" table:style-name="ce1"/>
          <table:table-cell office:value-type="string" office:string-value="" table:formula="of:=IF(ISBLANK([Feuille1.AH1]);&quot;&quot;;[.AH2]-[.AH3]+[.AH5])" table:style-name="ce1"/>
          <table:table-cell office:value-type="string" office:string-value="" table:formula="of:=IF(ISBLANK([Feuille1.AI1]);&quot;&quot;;[.AI2]-[.AI3]+[.AI5])" table:style-name="ce1"/>
          <table:table-cell office:value-type="string" office:string-value="" table:formula="of:=IF(ISBLANK([Feuille1.AJ1]);&quot;&quot;;[.AJ2]-[.AJ3]+[.AJ5])" table:style-name="ce1"/>
          <table:table-cell office:value-type="string" office:string-value="" table:formula="of:=IF(ISBLANK([Feuille1.AK1]);&quot;&quot;;[.AK2]-[.AK3]+[.AK5])" table:style-name="ce1"/>
          <table:table-cell office:value-type="string" office:string-value="" table:formula="of:=IF(ISBLANK([Feuille1.AL1]);&quot;&quot;;[.AL2]-[.AL3]+[.AL5])" table:style-name="ce1"/>
          <table:table-cell office:value-type="string" office:string-value="" table:formula="of:=IF(ISBLANK([Feuille1.AM1]);&quot;&quot;;[.AM2]-[.AM3]+[.AM5])" table:style-name="ce1"/>
          <table:table-cell office:value-type="string" office:string-value="" table:formula="of:=IF(ISBLANK([Feuille1.AN1]);&quot;&quot;;[.AN2]-[.AN3]+[.AN5])" table:style-name="ce1"/>
          <table:table-cell office:value-type="string" office:string-value="" table:formula="of:=IF(ISBLANK([Feuille1.AO1]);&quot;&quot;;[.AO2]-[.AO3]+[.AO5])" table:style-name="ce1"/>
          <table:table-cell office:value-type="string" office:string-value="" table:formula="of:=IF(ISBLANK([Feuille1.AP1]);&quot;&quot;;[.AP2]-[.AP3]+[.AP5])" table:style-name="ce1"/>
          <table:table-cell office:value-type="string" office:string-value="" table:formula="of:=IF(ISBLANK([Feuille1.AQ1]);&quot;&quot;;[.AQ2]-[.AQ3]+[.AQ5])" table:style-name="ce1"/>
          <table:table-cell office:value-type="string" office:string-value="" table:formula="of:=IF(ISBLANK([Feuille1.AR1]);&quot;&quot;;[.AR2]-[.AR3]+[.AR5])" table:style-name="ce1"/>
          <table:table-cell office:value-type="string" office:string-value="" table:formula="of:=IF(ISBLANK([Feuille1.AS1]);&quot;&quot;;[.AS2]-[.AS3]+[.AS5])" table:style-name="ce1"/>
          <table:table-cell office:value-type="string" office:string-value="" table:formula="of:=IF(ISBLANK([Feuille1.AT1]);&quot;&quot;;[.AT2]-[.AT3]+[.AT5])" table:style-name="ce1"/>
          <table:table-cell office:value-type="string" office:string-value="" table:formula="of:=IF(ISBLANK([Feuille1.AU1]);&quot;&quot;;[.AU2]-[.AU3]+[.AU5])" table:style-name="ce1"/>
          <table:table-cell office:value-type="string" office:string-value="" table:formula="of:=IF(ISBLANK([Feuille1.AV1]);&quot;&quot;;[.AV2]-[.AV3]+[.AV5])" table:style-name="ce1"/>
          <table:table-cell office:value-type="string" office:string-value="" table:formula="of:=IF(ISBLANK([Feuille1.AW1]);&quot;&quot;;[.AW2]-[.AW3]+[.AW5])" table:style-name="ce1"/>
          <table:table-cell office:value-type="string" office:string-value="" table:formula="of:=IF(ISBLANK([Feuille1.AX1]);&quot;&quot;;[.AX2]-[.AX3]+[.AX5])" table:style-name="ce1"/>
          <table:table-cell office:value-type="string" office:string-value="" table:formula="of:=IF(ISBLANK([Feuille1.AY1]);&quot;&quot;;[.AY2]-[.AY3]+[.AY5])" table:style-name="ce1"/>
          <table:table-cell office:value-type="string" office:string-value="" table:formula="of:=IF(ISBLANK([Feuille1.AZ1]);&quot;&quot;;[.AZ2]-[.AZ3]+[.AZ5])" table:style-name="ce1"/>
          <table:table-cell office:value-type="string" office:string-value="" table:formula="of:=IF(ISBLANK([Feuille1.BA1]);&quot;&quot;;[.BA2]-[.BA3]+[.BA5])" table:style-name="ce1"/>
          <table:table-cell office:value-type="string" office:string-value="" table:formula="of:=IF(ISBLANK([Feuille1.BB1]);&quot;&quot;;[.BB2]-[.BB3]+[.BB5])" table:style-name="ce1"/>
          <table:table-cell office:value-type="string" office:string-value="" table:formula="of:=IF(ISBLANK([Feuille1.BC1]);&quot;&quot;;[.BC2]-[.BC3]+[.BC5])" table:style-name="ce1"/>
          <table:table-cell office:value-type="string" office:string-value="" table:formula="of:=IF(ISBLANK([Feuille1.BD1]);&quot;&quot;;[.BD2]-[.BD3]+[.BD5])" table:style-name="ce1"/>
          <table:table-cell office:value-type="string" office:string-value="" table:formula="of:=IF(ISBLANK([Feuille1.BE1]);&quot;&quot;;[.BE2]-[.BE3]+[.BE5])" table:style-name="ce1"/>
          <table:table-cell office:value-type="string" office:string-value="" table:formula="of:=IF(ISBLANK([Feuille1.BF1]);&quot;&quot;;[.BF2]-[.BF3]+[.BF5])" table:style-name="ce1"/>
          <table:table-cell office:value-type="string" office:string-value="" table:formula="of:=IF(ISBLANK([Feuille1.BG1]);&quot;&quot;;[.BG2]-[.BG3]+[.BG5])" table:style-name="ce1"/>
          <table:table-cell office:value-type="string" office:string-value="" table:formula="of:=IF(ISBLANK([Feuille1.BH1]);&quot;&quot;;[.BH2]-[.BH3]+[.BH5])" table:style-name="ce1"/>
          <table:table-cell office:value-type="string" office:string-value="" table:formula="of:=IF(ISBLANK([Feuille1.BI1]);&quot;&quot;;[.BI2]-[.BI3]+[.BI5])" table:style-name="ce1"/>
          <table:table-cell office:value-type="string" office:string-value="" table:formula="of:=IF(ISBLANK([Feuille1.BJ1]);&quot;&quot;;[.BJ2]-[.BJ3]+[.BJ5])" table:style-name="ce1"/>
          <table:table-cell office:value-type="string" office:string-value="" table:formula="of:=IF(ISBLANK([Feuille1.BK1]);&quot;&quot;;[.BK2]-[.BK3]+[.BK5])" table:style-name="ce1"/>
          <table:table-cell office:value-type="string" office:string-value="" table:formula="of:=IF(ISBLANK([Feuille1.BL1]);&quot;&quot;;[.BL2]-[.BL3]+[.BL5])" table:style-name="ce1"/>
          <table:table-cell office:value-type="string" office:string-value="" table:formula="of:=IF(ISBLANK([Feuille1.BM1]);&quot;&quot;;[.BM2]-[.BM3]+[.BM5])" table:style-name="ce1"/>
          <table:table-cell office:value-type="string" office:string-value="" table:formula="of:=IF(ISBLANK([Feuille1.BN1]);&quot;&quot;;[.BN2]-[.BN3]+[.BN5])" table:style-name="ce1"/>
          <table:table-cell office:value-type="string" office:string-value="" table:formula="of:=IF(ISBLANK([Feuille1.BO1]);&quot;&quot;;[.BO2]-[.BO3]+[.BO5])" table:style-name="ce1"/>
          <table:table-cell office:value-type="string" office:string-value="" table:formula="of:=IF(ISBLANK([Feuille1.BP1]);&quot;&quot;;[.BP2]-[.BP3]+[.BP5])" table:style-name="ce1"/>
          <table:table-cell office:value-type="string" office:string-value="" table:formula="of:=IF(ISBLANK([Feuille1.BQ1]);&quot;&quot;;[.BQ2]-[.BQ3]+[.BQ5])" table:style-name="ce1"/>
          <table:table-cell office:value-type="string" office:string-value="" table:formula="of:=IF(ISBLANK([Feuille1.BR1]);&quot;&quot;;[.BR2]-[.BR3]+[.BR5])" table:style-name="ce1"/>
          <table:table-cell office:value-type="string" office:string-value="" table:formula="of:=IF(ISBLANK([Feuille1.BS1]);&quot;&quot;;[.BS2]-[.BS3]+[.BS5])" table:style-name="ce1"/>
          <table:table-cell office:value-type="string" office:string-value="" table:formula="of:=IF(ISBLANK([Feuille1.BT1]);&quot;&quot;;[.BT2]-[.BT3]+[.BT5])" table:style-name="ce1"/>
          <table:table-cell office:value-type="string" office:string-value="" table:formula="of:=IF(ISBLANK([Feuille1.BU1]);&quot;&quot;;[.BU2]-[.BU3]+[.BU5])" table:style-name="ce1"/>
          <table:table-cell office:value-type="string" office:string-value="" table:formula="of:=IF(ISBLANK([Feuille1.BV1]);&quot;&quot;;[.BV2]-[.BV3]+[.BV5])" table:style-name="ce1"/>
          <table:table-cell office:value-type="string" office:string-value="" table:formula="of:=IF(ISBLANK([Feuille1.BW1]);&quot;&quot;;[.BW2]-[.BW3]+[.BW5])" table:style-name="ce1"/>
          <table:table-cell office:value-type="string" office:string-value="" table:formula="of:=IF(ISBLANK([Feuille1.BX1]);&quot;&quot;;[.BX2]-[.BX3]+[.BX5])" table:style-name="ce1"/>
          <table:table-cell office:value-type="string" office:string-value="" table:formula="of:=IF(ISBLANK([Feuille1.BY1]);&quot;&quot;;[.BY2]-[.BY3]+[.BY5])" table:style-name="ce1"/>
          <table:table-cell office:value-type="string" office:string-value="" table:formula="of:=IF(ISBLANK([Feuille1.BZ1]);&quot;&quot;;[.BZ2]-[.BZ3]+[.BZ5])" table:style-name="ce1"/>
          <table:table-cell office:value-type="string" office:string-value="" table:formula="of:=IF(ISBLANK([Feuille1.CA1]);&quot;&quot;;[.CA2]-[.CA3]+[.CA5])" table:style-name="ce1"/>
          <table:table-cell office:value-type="string" office:string-value="" table:formula="of:=IF(ISBLANK([Feuille1.CB1]);&quot;&quot;;[.CB2]-[.CB3]+[.CB5])" table:style-name="ce1"/>
          <table:table-cell office:value-type="string" office:string-value="" table:formula="of:=IF(ISBLANK([Feuille1.CC1]);&quot;&quot;;[.CC2]-[.CC3]+[.CC5])" table:style-name="ce1"/>
          <table:table-cell office:value-type="string" office:string-value="" table:formula="of:=IF(ISBLANK([Feuille1.CD1]);&quot;&quot;;[.CD2]-[.CD3]+[.CD5])" table:style-name="ce1"/>
          <table:table-cell office:value-type="string" office:string-value="" table:formula="of:=IF(ISBLANK([Feuille1.CE1]);&quot;&quot;;[.CE2]-[.CE3]+[.CE5])" table:style-name="ce1"/>
          <table:table-cell office:value-type="string" office:string-value="" table:formula="of:=IF(ISBLANK([Feuille1.CF1]);&quot;&quot;;[.CF2]-[.CF3]+[.CF5])" table:style-name="ce1"/>
          <table:table-cell office:value-type="string" office:string-value="" table:formula="of:=IF(ISBLANK([Feuille1.CG1]);&quot;&quot;;[.CG2]-[.CG3]+[.CG5])" table:style-name="ce1"/>
          <table:table-cell office:value-type="string" office:string-value="" table:formula="of:=IF(ISBLANK([Feuille1.CH1]);&quot;&quot;;[.CH2]-[.CH3]+[.CH5])" table:style-name="ce1"/>
          <table:table-cell office:value-type="string" office:string-value="" table:formula="of:=IF(ISBLANK([Feuille1.CI1]);&quot;&quot;;[.CI2]-[.CI3]+[.CI5])" table:style-name="ce1"/>
          <table:table-cell office:value-type="string" office:string-value="" table:formula="of:=IF(ISBLANK([Feuille1.CJ1]);&quot;&quot;;[.CJ2]-[.CJ3]+[.CJ5])" table:style-name="ce1"/>
          <table:table-cell office:value-type="string" office:string-value="" table:formula="of:=IF(ISBLANK([Feuille1.CK1]);&quot;&quot;;[.CK2]-[.CK3]+[.CK5])" table:style-name="ce1"/>
          <table:table-cell office:value-type="string" office:string-value="" table:formula="of:=IF(ISBLANK([Feuille1.CL1]);&quot;&quot;;[.CL2]-[.CL3]+[.CL5])" table:style-name="ce1"/>
          <table:table-cell office:value-type="string" office:string-value="" table:formula="of:=IF(ISBLANK([Feuille1.CM1]);&quot;&quot;;[.CM2]-[.CM3]+[.CM5])" table:style-name="ce1"/>
          <table:table-cell office:value-type="string" office:string-value="" table:formula="of:=IF(ISBLANK([Feuille1.CN1]);&quot;&quot;;[.CN2]-[.CN3]+[.CN5])" table:style-name="ce1"/>
          <table:table-cell office:value-type="string" office:string-value="" table:formula="of:=IF(ISBLANK([Feuille1.CO1]);&quot;&quot;;[.CO2]-[.CO3]+[.CO5])" table:style-name="ce1"/>
          <table:table-cell office:value-type="string" office:string-value="" table:formula="of:=IF(ISBLANK([Feuille1.CP1]);&quot;&quot;;[.CP2]-[.CP3]+[.CP5])" table:style-name="ce1"/>
          <table:table-cell office:value-type="string" office:string-value="" table:formula="of:=IF(ISBLANK([Feuille1.CQ1]);&quot;&quot;;[.CQ2]-[.CQ3]+[.CQ5])" table:style-name="ce1"/>
          <table:table-cell office:value-type="string" office:string-value="" table:formula="of:=IF(ISBLANK([Feuille1.CR1]);&quot;&quot;;[.CR2]-[.CR3]+[.CR5])" table:style-name="ce1"/>
          <table:table-cell office:value-type="string" office:string-value="" table:formula="of:=IF(ISBLANK([Feuille1.CS1]);&quot;&quot;;[.CS2]-[.CS3]+[.CS5])" table:style-name="ce1"/>
          <table:table-cell office:value-type="string" office:string-value="" table:formula="of:=IF(ISBLANK([Feuille1.CT1]);&quot;&quot;;[.CT2]-[.CT3]+[.CT5])" table:style-name="ce1"/>
          <table:table-cell office:value-type="string" office:string-value="" table:formula="of:=IF(ISBLANK([Feuille1.CU1]);&quot;&quot;;[.CU2]-[.CU3]+[.CU5])" table:style-name="ce1"/>
          <table:table-cell office:value-type="string" office:string-value="" table:formula="of:=IF(ISBLANK([Feuille1.CV1]);&quot;&quot;;[.CV2]-[.CV3]+[.CV5])" table:style-name="ce1"/>
          <table:table-cell office:value-type="string" office:string-value="" table:formula="of:=IF(ISBLANK([Feuille1.CW1]);&quot;&quot;;[.CW2]-[.CW3]+[.CW5])" table:style-name="ce1"/>
          <table:table-cell office:value-type="string" office:string-value="" table:formula="of:=IF(ISBLANK([Feuille1.CX1]);&quot;&quot;;[.CX2]-[.CX3]+[.CX5])" table:style-name="ce1"/>
          <table:table-cell office:value-type="string" office:string-value="" table:formula="of:=IF(ISBLANK([Feuille1.CY1]);&quot;&quot;;[.CY2]-[.CY3]+[.CY5])" table:style-name="ce1"/>
          <table:table-cell office:value-type="string" office:string-value="" table:formula="of:=IF(ISBLANK([Feuille1.CZ1]);&quot;&quot;;[.CZ2]-[.CZ3]+[.CZ5])" table:style-name="ce1"/>
          <table:table-cell office:value-type="string" office:string-value="" table:formula="of:=IF(ISBLANK([Feuille1.DA1]);&quot;&quot;;[.DA2]-[.DA3]+[.DA5])" table:style-name="ce1"/>
          <table:table-cell office:value-type="string" office:string-value="" table:formula="of:=IF(ISBLANK([Feuille1.DB1]);&quot;&quot;;[.DB2]-[.DB3]+[.DB5])" table:style-name="ce1"/>
          <table:table-cell office:value-type="string" office:string-value="" table:formula="of:=IF(ISBLANK([Feuille1.DC1]);&quot;&quot;;[.DC2]-[.DC3]+[.DC5])" table:style-name="ce1"/>
          <table:table-cell office:value-type="string" office:string-value="" table:formula="of:=IF(ISBLANK([Feuille1.DD1]);&quot;&quot;;[.DD2]-[.DD3]+[.DD5])" table:style-name="ce1"/>
          <table:table-cell office:value-type="string" office:string-value="" table:formula="of:=IF(ISBLANK([Feuille1.DE1]);&quot;&quot;;[.DE2]-[.DE3]+[.DE5])" table:style-name="ce1"/>
          <table:table-cell office:value-type="string" office:string-value="" table:formula="of:=IF(ISBLANK([Feuille1.DF1]);&quot;&quot;;[.DF2]-[.DF3]+[.DF5])" table:style-name="ce1"/>
          <table:table-cell office:value-type="string" office:string-value="" table:formula="of:=IF(ISBLANK([Feuille1.DG1]);&quot;&quot;;[.DG2]-[.DG3]+[.DG5])" table:style-name="ce1"/>
          <table:table-cell office:value-type="string" office:string-value="" table:formula="of:=IF(ISBLANK([Feuille1.DH1]);&quot;&quot;;[.DH2]-[.DH3]+[.DH5])" table:style-name="ce1"/>
          <table:table-cell office:value-type="string" office:string-value="" table:formula="of:=IF(ISBLANK([Feuille1.DI1]);&quot;&quot;;[.DI2]-[.DI3]+[.DI5])" table:style-name="ce1"/>
          <table:table-cell office:value-type="string" office:string-value="" table:formula="of:=IF(ISBLANK([Feuille1.DJ1]);&quot;&quot;;[.DJ2]-[.DJ3]+[.DJ5])" table:style-name="ce1"/>
          <table:table-cell office:value-type="string" office:string-value="" table:formula="of:=IF(ISBLANK([Feuille1.DK1]);&quot;&quot;;[.DK2]-[.DK3]+[.DK5])" table:style-name="ce1"/>
          <table:table-cell office:value-type="string" office:string-value="" table:formula="of:=IF(ISBLANK([Feuille1.DL1]);&quot;&quot;;[.DL2]-[.DL3]+[.DL5])" table:style-name="ce1"/>
          <table:table-cell office:value-type="string" office:string-value="" table:formula="of:=IF(ISBLANK([Feuille1.DM1]);&quot;&quot;;[.DM2]-[.DM3]+[.DM5])" table:style-name="ce1"/>
          <table:table-cell office:value-type="string" office:string-value="" table:formula="of:=IF(ISBLANK([Feuille1.DN1]);&quot;&quot;;[.DN2]-[.DN3]+[.DN5])" table:style-name="ce1"/>
          <table:table-cell office:value-type="string" office:string-value="" table:formula="of:=IF(ISBLANK([Feuille1.DO1]);&quot;&quot;;[.DO2]-[.DO3]+[.DO5])" table:style-name="ce1"/>
          <table:table-cell office:value-type="string" office:string-value="" table:formula="of:=IF(ISBLANK([Feuille1.DP1]);&quot;&quot;;[.DP2]-[.DP3]+[.DP5])" table:style-name="ce1"/>
          <table:table-cell office:value-type="string" office:string-value="" table:formula="of:=IF(ISBLANK([Feuille1.DQ1]);&quot;&quot;;[.DQ2]-[.DQ3]+[.DQ5])" table:style-name="ce1"/>
          <table:table-cell office:value-type="string" office:string-value="" table:formula="of:=IF(ISBLANK([Feuille1.DR1]);&quot;&quot;;[.DR2]-[.DR3]+[.DR5])" table:style-name="ce1"/>
          <table:table-cell office:value-type="string" office:string-value="" table:formula="of:=IF(ISBLANK([Feuille1.DS1]);&quot;&quot;;[.DS2]-[.DS3]+[.DS5])" table:style-name="ce1"/>
          <table:table-cell office:value-type="string" office:string-value="" table:formula="of:=IF(ISBLANK([Feuille1.DT1]);&quot;&quot;;[.DT2]-[.DT3]+[.DT5])" table:style-name="ce1"/>
          <table:table-cell office:value-type="string" office:string-value="" table:formula="of:=IF(ISBLANK([Feuille1.DU1]);&quot;&quot;;[.DU2]-[.DU3]+[.DU5])" table:style-name="ce1"/>
          <table:table-cell office:value-type="string" office:string-value="" table:formula="of:=IF(ISBLANK([Feuille1.DV1]);&quot;&quot;;[.DV2]-[.DV3]+[.DV5])" table:style-name="ce1"/>
          <table:table-cell office:value-type="string" office:string-value="" table:formula="of:=IF(ISBLANK([Feuille1.DW1]);&quot;&quot;;[.DW2]-[.DW3]+[.DW5])" table:style-name="ce1"/>
          <table:table-cell office:value-type="string" office:string-value="" table:formula="of:=IF(ISBLANK([Feuille1.DX1]);&quot;&quot;;[.DX2]-[.DX3]+[.DX5])" table:style-name="ce1"/>
          <table:table-cell office:value-type="string" office:string-value="" table:formula="of:=IF(ISBLANK([Feuille1.DY1]);&quot;&quot;;[.DY2]-[.DY3]+[.DY5])" table:style-name="ce1"/>
          <table:table-cell office:value-type="string" office:string-value="" table:formula="of:=IF(ISBLANK([Feuille1.DZ1]);&quot;&quot;;[.DZ2]-[.DZ3]+[.DZ5])" table:style-name="ce1"/>
          <table:table-cell office:value-type="string" office:string-value="" table:formula="of:=IF(ISBLANK([Feuille1.EA1]);&quot;&quot;;[.EA2]-[.EA3]+[.EA5])" table:style-name="ce1"/>
          <table:table-cell table:number-columns-repeated="16253"/>
        </table:table-row>
        <table:table-row table:style-name="ro1">
          <table:table-cell office:value-type="string" table:style-name="ce6">
            <text:p>Tarif Horaire</text:p>
          </table:table-cell>
          <table:table-cell table:number-columns-repeated="130" table:style-name="ce3"/>
          <table:table-cell table:number-columns-repeated="16253"/>
        </table:table-row>
        <table:table-row table:style-name="ro1">
          <table:table-cell office:value-type="string" table:style-name="ce6">
            <text:p>Nbre heures donné</text:p>
          </table:table-cell>
          <table:table-cell office:value-type="float" office:value="0" table:formula="of:=IF(ISBLANK([Feuille1.B$1]);&quot;&quot;;[.B2]/[.B$7])" table:style-name="ce3">
            <text:p>#DIV/0!</text:p>
          </table:table-cell>
          <table:table-cell office:value-type="string" office:string-value="" table:formula="of:=IF(ISBLANK([Feuille1.C$1]);&quot;&quot;;[.C2]/[.C$7])" table:style-name="ce3"/>
          <table:table-cell office:value-type="string" office:string-value="" table:formula="of:=IF(ISBLANK([Feuille1.D$1]);&quot;&quot;;[.D2]/[.D$7])" table:style-name="ce1"/>
          <table:table-cell office:value-type="string" office:string-value="" table:formula="of:=IF(ISBLANK([Feuille1.E$1]);&quot;&quot;;[.E2]/[.E$7])" table:style-name="ce1"/>
          <table:table-cell office:value-type="string" office:string-value="" table:formula="of:=IF(ISBLANK([Feuille1.F$1]);&quot;&quot;;[.F2]/[.F$7])" table:style-name="ce1"/>
          <table:table-cell office:value-type="string" office:string-value="" table:formula="of:=IF(ISBLANK([Feuille1.G$1]);&quot;&quot;;[.G2]/[.G$7])" table:style-name="ce1"/>
          <table:table-cell office:value-type="string" office:string-value="" table:formula="of:=IF(ISBLANK([Feuille1.H$1]);&quot;&quot;;[.H2]/[.H$7])" table:style-name="ce1"/>
          <table:table-cell office:value-type="string" office:string-value="" table:formula="of:=IF(ISBLANK([Feuille1.I$1]);&quot;&quot;;[.I2]/[.I$7])" table:style-name="ce1"/>
          <table:table-cell office:value-type="string" office:string-value="" table:formula="of:=IF(ISBLANK([Feuille1.J$1]);&quot;&quot;;[.J2]/[.J$7])" table:style-name="ce1"/>
          <table:table-cell office:value-type="string" office:string-value="" table:formula="of:=IF(ISBLANK([Feuille1.K$1]);&quot;&quot;;[.K2]/[.K$7])" table:style-name="ce1"/>
          <table:table-cell office:value-type="string" office:string-value="" table:formula="of:=IF(ISBLANK([Feuille1.L$1]);&quot;&quot;;[.L2]/[.L$7])" table:style-name="ce1"/>
          <table:table-cell office:value-type="string" office:string-value="" table:formula="of:=IF(ISBLANK([Feuille1.M$1]);&quot;&quot;;[.M2]/[.M$7])" table:style-name="ce1"/>
          <table:table-cell office:value-type="string" office:string-value="" table:formula="of:=IF(ISBLANK([Feuille1.N$1]);&quot;&quot;;[.N2]/[.N$7])" table:style-name="ce1"/>
          <table:table-cell office:value-type="string" office:string-value="" table:formula="of:=IF(ISBLANK([Feuille1.O$1]);&quot;&quot;;[.O2]/[.O$7])" table:style-name="ce1"/>
          <table:table-cell office:value-type="string" office:string-value="" table:formula="of:=IF(ISBLANK([Feuille1.P$1]);&quot;&quot;;[.P2]/[.P$7])" table:style-name="ce1"/>
          <table:table-cell office:value-type="string" office:string-value="" table:formula="of:=IF(ISBLANK([Feuille1.Q$1]);&quot;&quot;;[.Q2]/[.Q$7])" table:style-name="ce1"/>
          <table:table-cell office:value-type="string" office:string-value="" table:formula="of:=IF(ISBLANK([Feuille1.R$1]);&quot;&quot;;[.R2]/[.R$7])" table:style-name="ce1"/>
          <table:table-cell office:value-type="string" office:string-value="" table:formula="of:=IF(ISBLANK([Feuille1.S$1]);&quot;&quot;;[.S2]/[.S$7])" table:style-name="ce1"/>
          <table:table-cell office:value-type="string" office:string-value="" table:formula="of:=IF(ISBLANK([Feuille1.T$1]);&quot;&quot;;[.T2]/[.T$7])" table:style-name="ce1"/>
          <table:table-cell office:value-type="string" office:string-value="" table:formula="of:=IF(ISBLANK([Feuille1.U$1]);&quot;&quot;;[.U2]/[.U$7])" table:style-name="ce1"/>
          <table:table-cell office:value-type="string" office:string-value="" table:formula="of:=IF(ISBLANK([Feuille1.V$1]);&quot;&quot;;[.V2]/[.V$7])" table:style-name="ce1"/>
          <table:table-cell office:value-type="string" office:string-value="" table:formula="of:=IF(ISBLANK([Feuille1.W$1]);&quot;&quot;;[.W2]/[.W$7])" table:style-name="ce1"/>
          <table:table-cell office:value-type="string" office:string-value="" table:formula="of:=IF(ISBLANK([Feuille1.X$1]);&quot;&quot;;[.X2]/[.X$7])" table:style-name="ce1"/>
          <table:table-cell office:value-type="string" office:string-value="" table:formula="of:=IF(ISBLANK([Feuille1.Y$1]);&quot;&quot;;[.Y2]/[.Y$7])" table:style-name="ce1"/>
          <table:table-cell office:value-type="string" office:string-value="" table:formula="of:=IF(ISBLANK([Feuille1.Z$1]);&quot;&quot;;[.Z2]/[.Z$7])" table:style-name="ce1"/>
          <table:table-cell office:value-type="string" office:string-value="" table:formula="of:=IF(ISBLANK([Feuille1.AA$1]);&quot;&quot;;[.AA2]/[.AA$7])" table:style-name="ce1"/>
          <table:table-cell office:value-type="string" office:string-value="" table:formula="of:=IF(ISBLANK([Feuille1.AB$1]);&quot;&quot;;[.AB2]/[.AB$7])" table:style-name="ce1"/>
          <table:table-cell office:value-type="string" office:string-value="" table:formula="of:=IF(ISBLANK([Feuille1.AC$1]);&quot;&quot;;[.AC2]/[.AC$7])" table:style-name="ce1"/>
          <table:table-cell office:value-type="string" office:string-value="" table:formula="of:=IF(ISBLANK([Feuille1.AD$1]);&quot;&quot;;[.AD2]/[.AD$7])" table:style-name="ce1"/>
          <table:table-cell office:value-type="string" office:string-value="" table:formula="of:=IF(ISBLANK([Feuille1.AE$1]);&quot;&quot;;[.AE2]/[.AE$7])" table:style-name="ce1"/>
          <table:table-cell office:value-type="string" office:string-value="" table:formula="of:=IF(ISBLANK([Feuille1.AF$1]);&quot;&quot;;[.AF2]/[.AF$7])" table:style-name="ce1"/>
          <table:table-cell office:value-type="string" office:string-value="" table:formula="of:=IF(ISBLANK([Feuille1.AG$1]);&quot;&quot;;[.AG2]/[.AG$7])" table:style-name="ce1"/>
          <table:table-cell office:value-type="string" office:string-value="" table:formula="of:=IF(ISBLANK([Feuille1.AH$1]);&quot;&quot;;[.AH2]/[.AH$7])" table:style-name="ce1"/>
          <table:table-cell office:value-type="string" office:string-value="" table:formula="of:=IF(ISBLANK([Feuille1.AI$1]);&quot;&quot;;[.AI2]/[.AI$7])" table:style-name="ce1"/>
          <table:table-cell office:value-type="string" office:string-value="" table:formula="of:=IF(ISBLANK([Feuille1.AJ$1]);&quot;&quot;;[.AJ2]/[.AJ$7])" table:style-name="ce1"/>
          <table:table-cell office:value-type="string" office:string-value="" table:formula="of:=IF(ISBLANK([Feuille1.AK$1]);&quot;&quot;;[.AK2]/[.AK$7])" table:style-name="ce1"/>
          <table:table-cell office:value-type="string" office:string-value="" table:formula="of:=IF(ISBLANK([Feuille1.AL$1]);&quot;&quot;;[.AL2]/[.AL$7])" table:style-name="ce1"/>
          <table:table-cell office:value-type="string" office:string-value="" table:formula="of:=IF(ISBLANK([Feuille1.AM$1]);&quot;&quot;;[.AM2]/[.AM$7])" table:style-name="ce1"/>
          <table:table-cell office:value-type="string" office:string-value="" table:formula="of:=IF(ISBLANK([Feuille1.AN$1]);&quot;&quot;;[.AN2]/[.AN$7])" table:style-name="ce1"/>
          <table:table-cell office:value-type="string" office:string-value="" table:formula="of:=IF(ISBLANK([Feuille1.AO$1]);&quot;&quot;;[.AO2]/[.AO$7])" table:style-name="ce1"/>
          <table:table-cell office:value-type="string" office:string-value="" table:formula="of:=IF(ISBLANK([Feuille1.AP$1]);&quot;&quot;;[.AP2]/[.AP$7])" table:style-name="ce1"/>
          <table:table-cell office:value-type="string" office:string-value="" table:formula="of:=IF(ISBLANK([Feuille1.AQ$1]);&quot;&quot;;[.AQ2]/[.AQ$7])" table:style-name="ce1"/>
          <table:table-cell office:value-type="string" office:string-value="" table:formula="of:=IF(ISBLANK([Feuille1.AR$1]);&quot;&quot;;[.AR2]/[.AR$7])" table:style-name="ce1"/>
          <table:table-cell office:value-type="string" office:string-value="" table:formula="of:=IF(ISBLANK([Feuille1.AS$1]);&quot;&quot;;[.AS2]/[.AS$7])" table:style-name="ce1"/>
          <table:table-cell office:value-type="string" office:string-value="" table:formula="of:=IF(ISBLANK([Feuille1.AT$1]);&quot;&quot;;[.AT2]/[.AT$7])" table:style-name="ce1"/>
          <table:table-cell office:value-type="string" office:string-value="" table:formula="of:=IF(ISBLANK([Feuille1.AU$1]);&quot;&quot;;[.AU2]/[.AU$7])" table:style-name="ce1"/>
          <table:table-cell office:value-type="string" office:string-value="" table:formula="of:=IF(ISBLANK([Feuille1.AV$1]);&quot;&quot;;[.AV2]/[.AV$7])" table:style-name="ce1"/>
          <table:table-cell office:value-type="string" office:string-value="" table:formula="of:=IF(ISBLANK([Feuille1.AW$1]);&quot;&quot;;[.AW2]/[.AW$7])" table:style-name="ce1"/>
          <table:table-cell office:value-type="string" office:string-value="" table:formula="of:=IF(ISBLANK([Feuille1.AX$1]);&quot;&quot;;[.AX2]/[.AX$7])" table:style-name="ce1"/>
          <table:table-cell office:value-type="string" office:string-value="" table:formula="of:=IF(ISBLANK([Feuille1.AY$1]);&quot;&quot;;[.AY2]/[.AY$7])" table:style-name="ce1"/>
          <table:table-cell office:value-type="string" office:string-value="" table:formula="of:=IF(ISBLANK([Feuille1.AZ$1]);&quot;&quot;;[.AZ2]/[.AZ$7])" table:style-name="ce1"/>
          <table:table-cell office:value-type="string" office:string-value="" table:formula="of:=IF(ISBLANK([Feuille1.BA$1]);&quot;&quot;;[.BA2]/[.BA$7])" table:style-name="ce1"/>
          <table:table-cell office:value-type="string" office:string-value="" table:formula="of:=IF(ISBLANK([Feuille1.BB$1]);&quot;&quot;;[.BB2]/[.BB$7])" table:style-name="ce1"/>
          <table:table-cell office:value-type="string" office:string-value="" table:formula="of:=IF(ISBLANK([Feuille1.BC$1]);&quot;&quot;;[.BC2]/[.BC$7])" table:style-name="ce1"/>
          <table:table-cell office:value-type="string" office:string-value="" table:formula="of:=IF(ISBLANK([Feuille1.BD$1]);&quot;&quot;;[.BD2]/[.BD$7])" table:style-name="ce1"/>
          <table:table-cell office:value-type="string" office:string-value="" table:formula="of:=IF(ISBLANK([Feuille1.BE$1]);&quot;&quot;;[.BE2]/[.BE$7])" table:style-name="ce1"/>
          <table:table-cell office:value-type="string" office:string-value="" table:formula="of:=IF(ISBLANK([Feuille1.BF$1]);&quot;&quot;;[.BF2]/[.BF$7])" table:style-name="ce1"/>
          <table:table-cell office:value-type="string" office:string-value="" table:formula="of:=IF(ISBLANK([Feuille1.BG$1]);&quot;&quot;;[.BG2]/[.BG$7])" table:style-name="ce1"/>
          <table:table-cell office:value-type="string" office:string-value="" table:formula="of:=IF(ISBLANK([Feuille1.BH$1]);&quot;&quot;;[.BH2]/[.BH$7])" table:style-name="ce1"/>
          <table:table-cell office:value-type="string" office:string-value="" table:formula="of:=IF(ISBLANK([Feuille1.BI$1]);&quot;&quot;;[.BI2]/[.BI$7])" table:style-name="ce1"/>
          <table:table-cell office:value-type="string" office:string-value="" table:formula="of:=IF(ISBLANK([Feuille1.BJ$1]);&quot;&quot;;[.BJ2]/[.BJ$7])" table:style-name="ce1"/>
          <table:table-cell office:value-type="string" office:string-value="" table:formula="of:=IF(ISBLANK([Feuille1.BK$1]);&quot;&quot;;[.BK2]/[.BK$7])" table:style-name="ce1"/>
          <table:table-cell office:value-type="string" office:string-value="" table:formula="of:=IF(ISBLANK([Feuille1.BL$1]);&quot;&quot;;[.BL2]/[.BL$7])" table:style-name="ce1"/>
          <table:table-cell office:value-type="string" office:string-value="" table:formula="of:=IF(ISBLANK([Feuille1.BM$1]);&quot;&quot;;[.BM2]/[.BM$7])" table:style-name="ce1"/>
          <table:table-cell office:value-type="string" office:string-value="" table:formula="of:=IF(ISBLANK([Feuille1.BN$1]);&quot;&quot;;[.BN2]/[.BN$7])" table:style-name="ce1"/>
          <table:table-cell office:value-type="string" office:string-value="" table:formula="of:=IF(ISBLANK([Feuille1.BO$1]);&quot;&quot;;[.BO2]/[.BO$7])" table:style-name="ce1"/>
          <table:table-cell office:value-type="string" office:string-value="" table:formula="of:=IF(ISBLANK([Feuille1.BP$1]);&quot;&quot;;[.BP2]/[.BP$7])" table:style-name="ce1"/>
          <table:table-cell office:value-type="string" office:string-value="" table:formula="of:=IF(ISBLANK([Feuille1.BQ$1]);&quot;&quot;;[.BQ2]/[.BQ$7])" table:style-name="ce1"/>
          <table:table-cell office:value-type="string" office:string-value="" table:formula="of:=IF(ISBLANK([Feuille1.BR$1]);&quot;&quot;;[.BR2]/[.BR$7])" table:style-name="ce1"/>
          <table:table-cell office:value-type="string" office:string-value="" table:formula="of:=IF(ISBLANK([Feuille1.BS$1]);&quot;&quot;;[.BS2]/[.BS$7])" table:style-name="ce1"/>
          <table:table-cell office:value-type="string" office:string-value="" table:formula="of:=IF(ISBLANK([Feuille1.BT$1]);&quot;&quot;;[.BT2]/[.BT$7])" table:style-name="ce1"/>
          <table:table-cell office:value-type="string" office:string-value="" table:formula="of:=IF(ISBLANK([Feuille1.BU$1]);&quot;&quot;;[.BU2]/[.BU$7])" table:style-name="ce1"/>
          <table:table-cell office:value-type="string" office:string-value="" table:formula="of:=IF(ISBLANK([Feuille1.BV$1]);&quot;&quot;;[.BV2]/[.BV$7])" table:style-name="ce1"/>
          <table:table-cell office:value-type="string" office:string-value="" table:formula="of:=IF(ISBLANK([Feuille1.BW$1]);&quot;&quot;;[.BW2]/[.BW$7])" table:style-name="ce1"/>
          <table:table-cell office:value-type="string" office:string-value="" table:formula="of:=IF(ISBLANK([Feuille1.BX$1]);&quot;&quot;;[.BX2]/[.BX$7])" table:style-name="ce1"/>
          <table:table-cell office:value-type="string" office:string-value="" table:formula="of:=IF(ISBLANK([Feuille1.BY$1]);&quot;&quot;;[.BY2]/[.BY$7])" table:style-name="ce1"/>
          <table:table-cell office:value-type="string" office:string-value="" table:formula="of:=IF(ISBLANK([Feuille1.BZ$1]);&quot;&quot;;[.BZ2]/[.BZ$7])" table:style-name="ce1"/>
          <table:table-cell office:value-type="string" office:string-value="" table:formula="of:=IF(ISBLANK([Feuille1.CA$1]);&quot;&quot;;[.CA2]/[.CA$7])" table:style-name="ce1"/>
          <table:table-cell office:value-type="string" office:string-value="" table:formula="of:=IF(ISBLANK([Feuille1.CB$1]);&quot;&quot;;[.CB2]/[.CB$7])" table:style-name="ce1"/>
          <table:table-cell office:value-type="string" office:string-value="" table:formula="of:=IF(ISBLANK([Feuille1.CC$1]);&quot;&quot;;[.CC2]/[.CC$7])" table:style-name="ce1"/>
          <table:table-cell office:value-type="string" office:string-value="" table:formula="of:=IF(ISBLANK([Feuille1.CD$1]);&quot;&quot;;[.CD2]/[.CD$7])" table:style-name="ce1"/>
          <table:table-cell office:value-type="string" office:string-value="" table:formula="of:=IF(ISBLANK([Feuille1.CE$1]);&quot;&quot;;[.CE2]/[.CE$7])" table:style-name="ce1"/>
          <table:table-cell office:value-type="string" office:string-value="" table:formula="of:=IF(ISBLANK([Feuille1.CF$1]);&quot;&quot;;[.CF2]/[.CF$7])" table:style-name="ce1"/>
          <table:table-cell office:value-type="string" office:string-value="" table:formula="of:=IF(ISBLANK([Feuille1.CG$1]);&quot;&quot;;[.CG2]/[.CG$7])" table:style-name="ce1"/>
          <table:table-cell office:value-type="string" office:string-value="" table:formula="of:=IF(ISBLANK([Feuille1.CH$1]);&quot;&quot;;[.CH2]/[.CH$7])" table:style-name="ce1"/>
          <table:table-cell office:value-type="string" office:string-value="" table:formula="of:=IF(ISBLANK([Feuille1.CI$1]);&quot;&quot;;[.CI2]/[.CI$7])" table:style-name="ce1"/>
          <table:table-cell office:value-type="string" office:string-value="" table:formula="of:=IF(ISBLANK([Feuille1.CJ$1]);&quot;&quot;;[.CJ2]/[.CJ$7])" table:style-name="ce1"/>
          <table:table-cell office:value-type="string" office:string-value="" table:formula="of:=IF(ISBLANK([Feuille1.CK$1]);&quot;&quot;;[.CK2]/[.CK$7])" table:style-name="ce1"/>
          <table:table-cell office:value-type="string" office:string-value="" table:formula="of:=IF(ISBLANK([Feuille1.CL$1]);&quot;&quot;;[.CL2]/[.CL$7])" table:style-name="ce1"/>
          <table:table-cell office:value-type="string" office:string-value="" table:formula="of:=IF(ISBLANK([Feuille1.CM$1]);&quot;&quot;;[.CM2]/[.CM$7])" table:style-name="ce1"/>
          <table:table-cell office:value-type="string" office:string-value="" table:formula="of:=IF(ISBLANK([Feuille1.CN$1]);&quot;&quot;;[.CN2]/[.CN$7])" table:style-name="ce1"/>
          <table:table-cell office:value-type="string" office:string-value="" table:formula="of:=IF(ISBLANK([Feuille1.CO$1]);&quot;&quot;;[.CO2]/[.CO$7])" table:style-name="ce1"/>
          <table:table-cell office:value-type="string" office:string-value="" table:formula="of:=IF(ISBLANK([Feuille1.CP$1]);&quot;&quot;;[.CP2]/[.CP$7])" table:style-name="ce1"/>
          <table:table-cell office:value-type="string" office:string-value="" table:formula="of:=IF(ISBLANK([Feuille1.CQ$1]);&quot;&quot;;[.CQ2]/[.CQ$7])" table:style-name="ce1"/>
          <table:table-cell office:value-type="string" office:string-value="" table:formula="of:=IF(ISBLANK([Feuille1.CR$1]);&quot;&quot;;[.CR2]/[.CR$7])" table:style-name="ce1"/>
          <table:table-cell office:value-type="string" office:string-value="" table:formula="of:=IF(ISBLANK([Feuille1.CS$1]);&quot;&quot;;[.CS2]/[.CS$7])" table:style-name="ce1"/>
          <table:table-cell office:value-type="string" office:string-value="" table:formula="of:=IF(ISBLANK([Feuille1.CT$1]);&quot;&quot;;[.CT2]/[.CT$7])" table:style-name="ce1"/>
          <table:table-cell office:value-type="string" office:string-value="" table:formula="of:=IF(ISBLANK([Feuille1.CU$1]);&quot;&quot;;[.CU2]/[.CU$7])" table:style-name="ce1"/>
          <table:table-cell office:value-type="string" office:string-value="" table:formula="of:=IF(ISBLANK([Feuille1.CV$1]);&quot;&quot;;[.CV2]/[.CV$7])" table:style-name="ce1"/>
          <table:table-cell office:value-type="string" office:string-value="" table:formula="of:=IF(ISBLANK([Feuille1.CW$1]);&quot;&quot;;[.CW2]/[.CW$7])" table:style-name="ce1"/>
          <table:table-cell office:value-type="string" office:string-value="" table:formula="of:=IF(ISBLANK([Feuille1.CX$1]);&quot;&quot;;[.CX2]/[.CX$7])" table:style-name="ce1"/>
          <table:table-cell office:value-type="string" office:string-value="" table:formula="of:=IF(ISBLANK([Feuille1.CY$1]);&quot;&quot;;[.CY2]/[.CY$7])" table:style-name="ce1"/>
          <table:table-cell office:value-type="string" office:string-value="" table:formula="of:=IF(ISBLANK([Feuille1.CZ$1]);&quot;&quot;;[.CZ2]/[.CZ$7])" table:style-name="ce1"/>
          <table:table-cell office:value-type="string" office:string-value="" table:formula="of:=IF(ISBLANK([Feuille1.DA$1]);&quot;&quot;;[.DA2]/[.DA$7])" table:style-name="ce1"/>
          <table:table-cell office:value-type="string" office:string-value="" table:formula="of:=IF(ISBLANK([Feuille1.DB$1]);&quot;&quot;;[.DB2]/[.DB$7])" table:style-name="ce1"/>
          <table:table-cell office:value-type="string" office:string-value="" table:formula="of:=IF(ISBLANK([Feuille1.DC$1]);&quot;&quot;;[.DC2]/[.DC$7])" table:style-name="ce1"/>
          <table:table-cell office:value-type="string" office:string-value="" table:formula="of:=IF(ISBLANK([Feuille1.DD$1]);&quot;&quot;;[.DD2]/[.DD$7])" table:style-name="ce1"/>
          <table:table-cell office:value-type="string" office:string-value="" table:formula="of:=IF(ISBLANK([Feuille1.DE$1]);&quot;&quot;;[.DE2]/[.DE$7])" table:style-name="ce1"/>
          <table:table-cell office:value-type="string" office:string-value="" table:formula="of:=IF(ISBLANK([Feuille1.DF$1]);&quot;&quot;;[.DF2]/[.DF$7])" table:style-name="ce1"/>
          <table:table-cell office:value-type="string" office:string-value="" table:formula="of:=IF(ISBLANK([Feuille1.DG$1]);&quot;&quot;;[.DG2]/[.DG$7])" table:style-name="ce1"/>
          <table:table-cell office:value-type="string" office:string-value="" table:formula="of:=IF(ISBLANK([Feuille1.DH$1]);&quot;&quot;;[.DH2]/[.DH$7])" table:style-name="ce1"/>
          <table:table-cell office:value-type="string" office:string-value="" table:formula="of:=IF(ISBLANK([Feuille1.DI$1]);&quot;&quot;;[.DI2]/[.DI$7])" table:style-name="ce1"/>
          <table:table-cell office:value-type="string" office:string-value="" table:formula="of:=IF(ISBLANK([Feuille1.DJ$1]);&quot;&quot;;[.DJ2]/[.DJ$7])" table:style-name="ce1"/>
          <table:table-cell office:value-type="string" office:string-value="" table:formula="of:=IF(ISBLANK([Feuille1.DK$1]);&quot;&quot;;[.DK2]/[.DK$7])" table:style-name="ce1"/>
          <table:table-cell office:value-type="string" office:string-value="" table:formula="of:=IF(ISBLANK([Feuille1.DL$1]);&quot;&quot;;[.DL2]/[.DL$7])" table:style-name="ce1"/>
          <table:table-cell office:value-type="string" office:string-value="" table:formula="of:=IF(ISBLANK([Feuille1.DM$1]);&quot;&quot;;[.DM2]/[.DM$7])" table:style-name="ce1"/>
          <table:table-cell office:value-type="string" office:string-value="" table:formula="of:=IF(ISBLANK([Feuille1.DN$1]);&quot;&quot;;[.DN2]/[.DN$7])" table:style-name="ce1"/>
          <table:table-cell office:value-type="string" office:string-value="" table:formula="of:=IF(ISBLANK([Feuille1.DO$1]);&quot;&quot;;[.DO2]/[.DO$7])" table:style-name="ce1"/>
          <table:table-cell office:value-type="string" office:string-value="" table:formula="of:=IF(ISBLANK([Feuille1.DP$1]);&quot;&quot;;[.DP2]/[.DP$7])" table:style-name="ce1"/>
          <table:table-cell office:value-type="string" office:string-value="" table:formula="of:=IF(ISBLANK([Feuille1.DQ$1]);&quot;&quot;;[.DQ2]/[.DQ$7])" table:style-name="ce1"/>
          <table:table-cell office:value-type="string" office:string-value="" table:formula="of:=IF(ISBLANK([Feuille1.DR$1]);&quot;&quot;;[.DR2]/[.DR$7])" table:style-name="ce1"/>
          <table:table-cell office:value-type="string" office:string-value="" table:formula="of:=IF(ISBLANK([Feuille1.DS$1]);&quot;&quot;;[.DS2]/[.DS$7])" table:style-name="ce1"/>
          <table:table-cell office:value-type="string" office:string-value="" table:formula="of:=IF(ISBLANK([Feuille1.DT$1]);&quot;&quot;;[.DT2]/[.DT$7])" table:style-name="ce1"/>
          <table:table-cell office:value-type="string" office:string-value="" table:formula="of:=IF(ISBLANK([Feuille1.DU$1]);&quot;&quot;;[.DU2]/[.DU$7])" table:style-name="ce1"/>
          <table:table-cell office:value-type="string" office:string-value="" table:formula="of:=IF(ISBLANK([Feuille1.DV$1]);&quot;&quot;;[.DV2]/[.DV$7])" table:style-name="ce1"/>
          <table:table-cell office:value-type="string" office:string-value="" table:formula="of:=IF(ISBLANK([Feuille1.DW$1]);&quot;&quot;;[.DW2]/[.DW$7])" table:style-name="ce1"/>
          <table:table-cell office:value-type="string" office:string-value="" table:formula="of:=IF(ISBLANK([Feuille1.DX$1]);&quot;&quot;;[.DX2]/[.DX$7])" table:style-name="ce1"/>
          <table:table-cell office:value-type="string" office:string-value="" table:formula="of:=IF(ISBLANK([Feuille1.DY$1]);&quot;&quot;;[.DY2]/[.DY$7])" table:style-name="ce1"/>
          <table:table-cell office:value-type="string" office:string-value="" table:formula="of:=IF(ISBLANK([Feuille1.DZ$1]);&quot;&quot;;[.DZ2]/[.DZ$7])" table:style-name="ce1"/>
          <table:table-cell office:value-type="string" office:string-value="" table:formula="of:=IF(ISBLANK([Feuille1.EA$1]);&quot;&quot;;[.EA2]/[.EA$7])" table:style-name="ce1"/>
          <table:table-cell table:number-columns-repeated="16253"/>
        </table:table-row>
        <table:table-row table:style-name="ro1">
          <table:table-cell office:value-type="string" table:style-name="ce6">
            <text:p>Nbre heures payé</text:p>
          </table:table-cell>
          <table:table-cell office:value-type="float" office:value="0" table:formula="of:=IF(ISBLANK([Feuille1.B$1]);&quot;&quot;;[.B3]/[.B$7])" table:style-name="ce3">
            <text:p>#DIV/0!</text:p>
          </table:table-cell>
          <table:table-cell office:value-type="string" office:string-value="" table:formula="of:=IF(ISBLANK([Feuille1.C1]);&quot;&quot;;[.C3]/[.C7])" table:style-name="ce3"/>
          <table:table-cell office:value-type="string" office:string-value="" table:formula="of:=IF(ISBLANK([Feuille1.D1]);&quot;&quot;;[.D3]/[.D7])" table:style-name="ce1"/>
          <table:table-cell office:value-type="string" office:string-value="" table:formula="of:=IF(ISBLANK([Feuille1.E1]);&quot;&quot;;[.E3]/[.E7])" table:style-name="ce1"/>
          <table:table-cell office:value-type="string" office:string-value="" table:formula="of:=IF(ISBLANK([Feuille1.F1]);&quot;&quot;;[.F3]/[.F7])" table:style-name="ce1"/>
          <table:table-cell office:value-type="string" office:string-value="" table:formula="of:=IF(ISBLANK([Feuille1.G1]);&quot;&quot;;[.G3]/[.G7])" table:style-name="ce1"/>
          <table:table-cell office:value-type="string" office:string-value="" table:formula="of:=IF(ISBLANK([Feuille1.H1]);&quot;&quot;;[.H3]/[.H7])" table:style-name="ce1"/>
          <table:table-cell office:value-type="string" office:string-value="" table:formula="of:=IF(ISBLANK([Feuille1.I1]);&quot;&quot;;[.I3]/[.I7])" table:style-name="ce1"/>
          <table:table-cell office:value-type="string" office:string-value="" table:formula="of:=IF(ISBLANK([Feuille1.J1]);&quot;&quot;;[.J3]/[.J7])" table:style-name="ce1"/>
          <table:table-cell office:value-type="string" office:string-value="" table:formula="of:=IF(ISBLANK([Feuille1.K1]);&quot;&quot;;[.K3]/[.K7])" table:style-name="ce1"/>
          <table:table-cell office:value-type="string" office:string-value="" table:formula="of:=IF(ISBLANK([Feuille1.L1]);&quot;&quot;;[.L3]/[.L7])" table:style-name="ce1"/>
          <table:table-cell office:value-type="string" office:string-value="" table:formula="of:=IF(ISBLANK([Feuille1.M1]);&quot;&quot;;[.M3]/[.M7])" table:style-name="ce1"/>
          <table:table-cell office:value-type="string" office:string-value="" table:formula="of:=IF(ISBLANK([Feuille1.N1]);&quot;&quot;;[.N3]/[.N7])" table:style-name="ce1"/>
          <table:table-cell office:value-type="string" office:string-value="" table:formula="of:=IF(ISBLANK([Feuille1.O1]);&quot;&quot;;[.O3]/[.O7])" table:style-name="ce1"/>
          <table:table-cell office:value-type="string" office:string-value="" table:formula="of:=IF(ISBLANK([Feuille1.P1]);&quot;&quot;;[.P3]/[.P7])" table:style-name="ce1"/>
          <table:table-cell office:value-type="string" office:string-value="" table:formula="of:=IF(ISBLANK([Feuille1.Q1]);&quot;&quot;;[.Q3]/[.Q7])" table:style-name="ce1"/>
          <table:table-cell office:value-type="string" office:string-value="" table:formula="of:=IF(ISBLANK([Feuille1.R1]);&quot;&quot;;[.R3]/[.R7])" table:style-name="ce1"/>
          <table:table-cell office:value-type="string" office:string-value="" table:formula="of:=IF(ISBLANK([Feuille1.S1]);&quot;&quot;;[.S3]/[.S7])" table:style-name="ce1"/>
          <table:table-cell office:value-type="string" office:string-value="" table:formula="of:=IF(ISBLANK([Feuille1.T1]);&quot;&quot;;[.T3]/[.T7])" table:style-name="ce1"/>
          <table:table-cell office:value-type="string" office:string-value="" table:formula="of:=IF(ISBLANK([Feuille1.U1]);&quot;&quot;;[.U3]/[.U7])" table:style-name="ce1"/>
          <table:table-cell office:value-type="string" office:string-value="" table:formula="of:=IF(ISBLANK([Feuille1.V1]);&quot;&quot;;[.V3]/[.V7])" table:style-name="ce1"/>
          <table:table-cell office:value-type="string" office:string-value="" table:formula="of:=IF(ISBLANK([Feuille1.W1]);&quot;&quot;;[.W3]/[.W7])" table:style-name="ce1"/>
          <table:table-cell office:value-type="string" office:string-value="" table:formula="of:=IF(ISBLANK([Feuille1.X1]);&quot;&quot;;[.X3]/[.X7])" table:style-name="ce1"/>
          <table:table-cell office:value-type="string" office:string-value="" table:formula="of:=IF(ISBLANK([Feuille1.Y1]);&quot;&quot;;[.Y3]/[.Y7])" table:style-name="ce1"/>
          <table:table-cell office:value-type="string" office:string-value="" table:formula="of:=IF(ISBLANK([Feuille1.Z1]);&quot;&quot;;[.Z3]/[.Z7])" table:style-name="ce1"/>
          <table:table-cell office:value-type="string" office:string-value="" table:formula="of:=IF(ISBLANK([Feuille1.AA1]);&quot;&quot;;[.AA3]/[.AA7])" table:style-name="ce1"/>
          <table:table-cell office:value-type="string" office:string-value="" table:formula="of:=IF(ISBLANK([Feuille1.AB1]);&quot;&quot;;[.AB3]/[.AB7])" table:style-name="ce1"/>
          <table:table-cell office:value-type="string" office:string-value="" table:formula="of:=IF(ISBLANK([Feuille1.AC1]);&quot;&quot;;[.AC3]/[.AC7])" table:style-name="ce1"/>
          <table:table-cell office:value-type="string" office:string-value="" table:formula="of:=IF(ISBLANK([Feuille1.AD1]);&quot;&quot;;[.AD3]/[.AD7])" table:style-name="ce1"/>
          <table:table-cell office:value-type="string" office:string-value="" table:formula="of:=IF(ISBLANK([Feuille1.AE1]);&quot;&quot;;[.AE3]/[.AE7])" table:style-name="ce1"/>
          <table:table-cell office:value-type="string" office:string-value="" table:formula="of:=IF(ISBLANK([Feuille1.AF1]);&quot;&quot;;[.AF3]/[.AF7])" table:style-name="ce1"/>
          <table:table-cell office:value-type="string" office:string-value="" table:formula="of:=IF(ISBLANK([Feuille1.AG1]);&quot;&quot;;[.AG3]/[.AG7])" table:style-name="ce1"/>
          <table:table-cell office:value-type="string" office:string-value="" table:formula="of:=IF(ISBLANK([Feuille1.AH1]);&quot;&quot;;[.AH3]/[.AH7])" table:style-name="ce1"/>
          <table:table-cell office:value-type="string" office:string-value="" table:formula="of:=IF(ISBLANK([Feuille1.AI1]);&quot;&quot;;[.AI3]/[.AI7])" table:style-name="ce1"/>
          <table:table-cell office:value-type="string" office:string-value="" table:formula="of:=IF(ISBLANK([Feuille1.AJ1]);&quot;&quot;;[.AJ3]/[.AJ7])" table:style-name="ce1"/>
          <table:table-cell office:value-type="string" office:string-value="" table:formula="of:=IF(ISBLANK([Feuille1.AK1]);&quot;&quot;;[.AK3]/[.AK7])" table:style-name="ce1"/>
          <table:table-cell office:value-type="string" office:string-value="" table:formula="of:=IF(ISBLANK([Feuille1.AL1]);&quot;&quot;;[.AL3]/[.AL7])" table:style-name="ce1"/>
          <table:table-cell office:value-type="string" office:string-value="" table:formula="of:=IF(ISBLANK([Feuille1.AM1]);&quot;&quot;;[.AM3]/[.AM7])" table:style-name="ce1"/>
          <table:table-cell office:value-type="string" office:string-value="" table:formula="of:=IF(ISBLANK([Feuille1.AN1]);&quot;&quot;;[.AN3]/[.AN7])" table:style-name="ce1"/>
          <table:table-cell office:value-type="string" office:string-value="" table:formula="of:=IF(ISBLANK([Feuille1.AO1]);&quot;&quot;;[.AO3]/[.AO7])" table:style-name="ce1"/>
          <table:table-cell office:value-type="string" office:string-value="" table:formula="of:=IF(ISBLANK([Feuille1.AP1]);&quot;&quot;;[.AP3]/[.AP7])" table:style-name="ce1"/>
          <table:table-cell office:value-type="string" office:string-value="" table:formula="of:=IF(ISBLANK([Feuille1.AQ1]);&quot;&quot;;[.AQ3]/[.AQ7])" table:style-name="ce1"/>
          <table:table-cell office:value-type="string" office:string-value="" table:formula="of:=IF(ISBLANK([Feuille1.AR1]);&quot;&quot;;[.AR3]/[.AR7])" table:style-name="ce1"/>
          <table:table-cell office:value-type="string" office:string-value="" table:formula="of:=IF(ISBLANK([Feuille1.AS1]);&quot;&quot;;[.AS3]/[.AS7])" table:style-name="ce1"/>
          <table:table-cell office:value-type="string" office:string-value="" table:formula="of:=IF(ISBLANK([Feuille1.AT1]);&quot;&quot;;[.AT3]/[.AT7])" table:style-name="ce1"/>
          <table:table-cell office:value-type="string" office:string-value="" table:formula="of:=IF(ISBLANK([Feuille1.AU1]);&quot;&quot;;[.AU3]/[.AU7])" table:style-name="ce1"/>
          <table:table-cell office:value-type="string" office:string-value="" table:formula="of:=IF(ISBLANK([Feuille1.AV1]);&quot;&quot;;[.AV3]/[.AV7])" table:style-name="ce1"/>
          <table:table-cell office:value-type="string" office:string-value="" table:formula="of:=IF(ISBLANK([Feuille1.AW1]);&quot;&quot;;[.AW3]/[.AW7])" table:style-name="ce1"/>
          <table:table-cell office:value-type="string" office:string-value="" table:formula="of:=IF(ISBLANK([Feuille1.AX1]);&quot;&quot;;[.AX3]/[.AX7])" table:style-name="ce1"/>
          <table:table-cell office:value-type="string" office:string-value="" table:formula="of:=IF(ISBLANK([Feuille1.AY1]);&quot;&quot;;[.AY3]/[.AY7])" table:style-name="ce1"/>
          <table:table-cell office:value-type="string" office:string-value="" table:formula="of:=IF(ISBLANK([Feuille1.AZ1]);&quot;&quot;;[.AZ3]/[.AZ7])" table:style-name="ce1"/>
          <table:table-cell office:value-type="string" office:string-value="" table:formula="of:=IF(ISBLANK([Feuille1.BA1]);&quot;&quot;;[.BA3]/[.BA7])" table:style-name="ce1"/>
          <table:table-cell office:value-type="string" office:string-value="" table:formula="of:=IF(ISBLANK([Feuille1.BB1]);&quot;&quot;;[.BB3]/[.BB7])" table:style-name="ce1"/>
          <table:table-cell office:value-type="string" office:string-value="" table:formula="of:=IF(ISBLANK([Feuille1.BC1]);&quot;&quot;;[.BC3]/[.BC7])" table:style-name="ce1"/>
          <table:table-cell office:value-type="string" office:string-value="" table:formula="of:=IF(ISBLANK([Feuille1.BD1]);&quot;&quot;;[.BD3]/[.BD7])" table:style-name="ce1"/>
          <table:table-cell office:value-type="string" office:string-value="" table:formula="of:=IF(ISBLANK([Feuille1.BE1]);&quot;&quot;;[.BE3]/[.BE7])" table:style-name="ce1"/>
          <table:table-cell office:value-type="string" office:string-value="" table:formula="of:=IF(ISBLANK([Feuille1.BF1]);&quot;&quot;;[.BF3]/[.BF7])" table:style-name="ce1"/>
          <table:table-cell office:value-type="string" office:string-value="" table:formula="of:=IF(ISBLANK([Feuille1.BG1]);&quot;&quot;;[.BG3]/[.BG7])" table:style-name="ce1"/>
          <table:table-cell office:value-type="string" office:string-value="" table:formula="of:=IF(ISBLANK([Feuille1.BH1]);&quot;&quot;;[.BH3]/[.BH7])" table:style-name="ce1"/>
          <table:table-cell office:value-type="string" office:string-value="" table:formula="of:=IF(ISBLANK([Feuille1.BI1]);&quot;&quot;;[.BI3]/[.BI7])" table:style-name="ce1"/>
          <table:table-cell office:value-type="string" office:string-value="" table:formula="of:=IF(ISBLANK([Feuille1.BJ1]);&quot;&quot;;[.BJ3]/[.BJ7])" table:style-name="ce1"/>
          <table:table-cell office:value-type="string" office:string-value="" table:formula="of:=IF(ISBLANK([Feuille1.BK1]);&quot;&quot;;[.BK3]/[.BK7])" table:style-name="ce1"/>
          <table:table-cell office:value-type="string" office:string-value="" table:formula="of:=IF(ISBLANK([Feuille1.BL1]);&quot;&quot;;[.BL3]/[.BL7])" table:style-name="ce1"/>
          <table:table-cell office:value-type="string" office:string-value="" table:formula="of:=IF(ISBLANK([Feuille1.BM1]);&quot;&quot;;[.BM3]/[.BM7])" table:style-name="ce1"/>
          <table:table-cell office:value-type="string" office:string-value="" table:formula="of:=IF(ISBLANK([Feuille1.BN1]);&quot;&quot;;[.BN3]/[.BN7])" table:style-name="ce1"/>
          <table:table-cell office:value-type="string" office:string-value="" table:formula="of:=IF(ISBLANK([Feuille1.BO1]);&quot;&quot;;[.BO3]/[.BO7])" table:style-name="ce1"/>
          <table:table-cell office:value-type="string" office:string-value="" table:formula="of:=IF(ISBLANK([Feuille1.BP1]);&quot;&quot;;[.BP3]/[.BP7])" table:style-name="ce1"/>
          <table:table-cell office:value-type="string" office:string-value="" table:formula="of:=IF(ISBLANK([Feuille1.BQ1]);&quot;&quot;;[.BQ3]/[.BQ7])" table:style-name="ce1"/>
          <table:table-cell office:value-type="string" office:string-value="" table:formula="of:=IF(ISBLANK([Feuille1.BR1]);&quot;&quot;;[.BR3]/[.BR7])" table:style-name="ce1"/>
          <table:table-cell office:value-type="string" office:string-value="" table:formula="of:=IF(ISBLANK([Feuille1.BS1]);&quot;&quot;;[.BS3]/[.BS7])" table:style-name="ce1"/>
          <table:table-cell office:value-type="string" office:string-value="" table:formula="of:=IF(ISBLANK([Feuille1.BT1]);&quot;&quot;;[.BT3]/[.BT7])" table:style-name="ce1"/>
          <table:table-cell office:value-type="string" office:string-value="" table:formula="of:=IF(ISBLANK([Feuille1.BU1]);&quot;&quot;;[.BU3]/[.BU7])" table:style-name="ce1"/>
          <table:table-cell office:value-type="string" office:string-value="" table:formula="of:=IF(ISBLANK([Feuille1.BV1]);&quot;&quot;;[.BV3]/[.BV7])" table:style-name="ce1"/>
          <table:table-cell office:value-type="string" office:string-value="" table:formula="of:=IF(ISBLANK([Feuille1.BW1]);&quot;&quot;;[.BW3]/[.BW7])" table:style-name="ce1"/>
          <table:table-cell office:value-type="string" office:string-value="" table:formula="of:=IF(ISBLANK([Feuille1.BX1]);&quot;&quot;;[.BX3]/[.BX7])" table:style-name="ce1"/>
          <table:table-cell office:value-type="string" office:string-value="" table:formula="of:=IF(ISBLANK([Feuille1.BY1]);&quot;&quot;;[.BY3]/[.BY7])" table:style-name="ce1"/>
          <table:table-cell office:value-type="string" office:string-value="" table:formula="of:=IF(ISBLANK([Feuille1.BZ1]);&quot;&quot;;[.BZ3]/[.BZ7])" table:style-name="ce1"/>
          <table:table-cell office:value-type="string" office:string-value="" table:formula="of:=IF(ISBLANK([Feuille1.CA1]);&quot;&quot;;[.CA3]/[.CA7])" table:style-name="ce1"/>
          <table:table-cell office:value-type="string" office:string-value="" table:formula="of:=IF(ISBLANK([Feuille1.CB1]);&quot;&quot;;[.CB3]/[.CB7])" table:style-name="ce1"/>
          <table:table-cell office:value-type="string" office:string-value="" table:formula="of:=IF(ISBLANK([Feuille1.CC1]);&quot;&quot;;[.CC3]/[.CC7])" table:style-name="ce1"/>
          <table:table-cell office:value-type="string" office:string-value="" table:formula="of:=IF(ISBLANK([Feuille1.CD1]);&quot;&quot;;[.CD3]/[.CD7])" table:style-name="ce1"/>
          <table:table-cell office:value-type="string" office:string-value="" table:formula="of:=IF(ISBLANK([Feuille1.CE1]);&quot;&quot;;[.CE3]/[.CE7])" table:style-name="ce1"/>
          <table:table-cell office:value-type="string" office:string-value="" table:formula="of:=IF(ISBLANK([Feuille1.CF1]);&quot;&quot;;[.CF3]/[.CF7])" table:style-name="ce1"/>
          <table:table-cell office:value-type="string" office:string-value="" table:formula="of:=IF(ISBLANK([Feuille1.CG1]);&quot;&quot;;[.CG3]/[.CG7])" table:style-name="ce1"/>
          <table:table-cell office:value-type="string" office:string-value="" table:formula="of:=IF(ISBLANK([Feuille1.CH1]);&quot;&quot;;[.CH3]/[.CH7])" table:style-name="ce1"/>
          <table:table-cell office:value-type="string" office:string-value="" table:formula="of:=IF(ISBLANK([Feuille1.CI1]);&quot;&quot;;[.CI3]/[.CI7])" table:style-name="ce1"/>
          <table:table-cell office:value-type="string" office:string-value="" table:formula="of:=IF(ISBLANK([Feuille1.CJ1]);&quot;&quot;;[.CJ3]/[.CJ7])" table:style-name="ce1"/>
          <table:table-cell office:value-type="string" office:string-value="" table:formula="of:=IF(ISBLANK([Feuille1.CK1]);&quot;&quot;;[.CK3]/[.CK7])" table:style-name="ce1"/>
          <table:table-cell office:value-type="string" office:string-value="" table:formula="of:=IF(ISBLANK([Feuille1.CL1]);&quot;&quot;;[.CL3]/[.CL7])" table:style-name="ce1"/>
          <table:table-cell office:value-type="string" office:string-value="" table:formula="of:=IF(ISBLANK([Feuille1.CM1]);&quot;&quot;;[.CM3]/[.CM7])" table:style-name="ce1"/>
          <table:table-cell office:value-type="string" office:string-value="" table:formula="of:=IF(ISBLANK([Feuille1.CN1]);&quot;&quot;;[.CN3]/[.CN7])" table:style-name="ce1"/>
          <table:table-cell office:value-type="string" office:string-value="" table:formula="of:=IF(ISBLANK([Feuille1.CO1]);&quot;&quot;;[.CO3]/[.CO7])" table:style-name="ce1"/>
          <table:table-cell office:value-type="string" office:string-value="" table:formula="of:=IF(ISBLANK([Feuille1.CP1]);&quot;&quot;;[.CP3]/[.CP7])" table:style-name="ce1"/>
          <table:table-cell office:value-type="string" office:string-value="" table:formula="of:=IF(ISBLANK([Feuille1.CQ1]);&quot;&quot;;[.CQ3]/[.CQ7])" table:style-name="ce1"/>
          <table:table-cell office:value-type="string" office:string-value="" table:formula="of:=IF(ISBLANK([Feuille1.CR1]);&quot;&quot;;[.CR3]/[.CR7])" table:style-name="ce1"/>
          <table:table-cell office:value-type="string" office:string-value="" table:formula="of:=IF(ISBLANK([Feuille1.CS1]);&quot;&quot;;[.CS3]/[.CS7])" table:style-name="ce1"/>
          <table:table-cell office:value-type="string" office:string-value="" table:formula="of:=IF(ISBLANK([Feuille1.CT1]);&quot;&quot;;[.CT3]/[.CT7])" table:style-name="ce1"/>
          <table:table-cell office:value-type="string" office:string-value="" table:formula="of:=IF(ISBLANK([Feuille1.CU1]);&quot;&quot;;[.CU3]/[.CU7])" table:style-name="ce1"/>
          <table:table-cell office:value-type="string" office:string-value="" table:formula="of:=IF(ISBLANK([Feuille1.CV1]);&quot;&quot;;[.CV3]/[.CV7])" table:style-name="ce1"/>
          <table:table-cell office:value-type="string" office:string-value="" table:formula="of:=IF(ISBLANK([Feuille1.CW1]);&quot;&quot;;[.CW3]/[.CW7])" table:style-name="ce1"/>
          <table:table-cell office:value-type="string" office:string-value="" table:formula="of:=IF(ISBLANK([Feuille1.CX1]);&quot;&quot;;[.CX3]/[.CX7])" table:style-name="ce1"/>
          <table:table-cell office:value-type="string" office:string-value="" table:formula="of:=IF(ISBLANK([Feuille1.CY1]);&quot;&quot;;[.CY3]/[.CY7])" table:style-name="ce1"/>
          <table:table-cell office:value-type="string" office:string-value="" table:formula="of:=IF(ISBLANK([Feuille1.CZ1]);&quot;&quot;;[.CZ3]/[.CZ7])" table:style-name="ce1"/>
          <table:table-cell office:value-type="string" office:string-value="" table:formula="of:=IF(ISBLANK([Feuille1.DA1]);&quot;&quot;;[.DA3]/[.DA7])" table:style-name="ce1"/>
          <table:table-cell office:value-type="string" office:string-value="" table:formula="of:=IF(ISBLANK([Feuille1.DB1]);&quot;&quot;;[.DB3]/[.DB7])" table:style-name="ce1"/>
          <table:table-cell office:value-type="string" office:string-value="" table:formula="of:=IF(ISBLANK([Feuille1.DC1]);&quot;&quot;;[.DC3]/[.DC7])" table:style-name="ce1"/>
          <table:table-cell office:value-type="string" office:string-value="" table:formula="of:=IF(ISBLANK([Feuille1.DD1]);&quot;&quot;;[.DD3]/[.DD7])" table:style-name="ce1"/>
          <table:table-cell office:value-type="string" office:string-value="" table:formula="of:=IF(ISBLANK([Feuille1.DE1]);&quot;&quot;;[.DE3]/[.DE7])" table:style-name="ce1"/>
          <table:table-cell office:value-type="string" office:string-value="" table:formula="of:=IF(ISBLANK([Feuille1.DF1]);&quot;&quot;;[.DF3]/[.DF7])" table:style-name="ce1"/>
          <table:table-cell office:value-type="string" office:string-value="" table:formula="of:=IF(ISBLANK([Feuille1.DG1]);&quot;&quot;;[.DG3]/[.DG7])" table:style-name="ce1"/>
          <table:table-cell office:value-type="string" office:string-value="" table:formula="of:=IF(ISBLANK([Feuille1.DH1]);&quot;&quot;;[.DH3]/[.DH7])" table:style-name="ce1"/>
          <table:table-cell office:value-type="string" office:string-value="" table:formula="of:=IF(ISBLANK([Feuille1.DI1]);&quot;&quot;;[.DI3]/[.DI7])" table:style-name="ce1"/>
          <table:table-cell office:value-type="string" office:string-value="" table:formula="of:=IF(ISBLANK([Feuille1.DJ1]);&quot;&quot;;[.DJ3]/[.DJ7])" table:style-name="ce1"/>
          <table:table-cell office:value-type="string" office:string-value="" table:formula="of:=IF(ISBLANK([Feuille1.DK1]);&quot;&quot;;[.DK3]/[.DK7])" table:style-name="ce1"/>
          <table:table-cell office:value-type="string" office:string-value="" table:formula="of:=IF(ISBLANK([Feuille1.DL1]);&quot;&quot;;[.DL3]/[.DL7])" table:style-name="ce1"/>
          <table:table-cell office:value-type="string" office:string-value="" table:formula="of:=IF(ISBLANK([Feuille1.DM1]);&quot;&quot;;[.DM3]/[.DM7])" table:style-name="ce1"/>
          <table:table-cell office:value-type="string" office:string-value="" table:formula="of:=IF(ISBLANK([Feuille1.DN1]);&quot;&quot;;[.DN3]/[.DN7])" table:style-name="ce1"/>
          <table:table-cell office:value-type="string" office:string-value="" table:formula="of:=IF(ISBLANK([Feuille1.DO1]);&quot;&quot;;[.DO3]/[.DO7])" table:style-name="ce1"/>
          <table:table-cell office:value-type="string" office:string-value="" table:formula="of:=IF(ISBLANK([Feuille1.DP1]);&quot;&quot;;[.DP3]/[.DP7])" table:style-name="ce1"/>
          <table:table-cell office:value-type="string" office:string-value="" table:formula="of:=IF(ISBLANK([Feuille1.DQ1]);&quot;&quot;;[.DQ3]/[.DQ7])" table:style-name="ce1"/>
          <table:table-cell office:value-type="string" office:string-value="" table:formula="of:=IF(ISBLANK([Feuille1.DR1]);&quot;&quot;;[.DR3]/[.DR7])" table:style-name="ce1"/>
          <table:table-cell office:value-type="string" office:string-value="" table:formula="of:=IF(ISBLANK([Feuille1.DS1]);&quot;&quot;;[.DS3]/[.DS7])" table:style-name="ce1"/>
          <table:table-cell office:value-type="string" office:string-value="" table:formula="of:=IF(ISBLANK([Feuille1.DT1]);&quot;&quot;;[.DT3]/[.DT7])" table:style-name="ce1"/>
          <table:table-cell office:value-type="string" office:string-value="" table:formula="of:=IF(ISBLANK([Feuille1.DU1]);&quot;&quot;;[.DU3]/[.DU7])" table:style-name="ce1"/>
          <table:table-cell office:value-type="string" office:string-value="" table:formula="of:=IF(ISBLANK([Feuille1.DV1]);&quot;&quot;;[.DV3]/[.DV7])" table:style-name="ce1"/>
          <table:table-cell office:value-type="string" office:string-value="" table:formula="of:=IF(ISBLANK([Feuille1.DW1]);&quot;&quot;;[.DW3]/[.DW7])" table:style-name="ce1"/>
          <table:table-cell office:value-type="string" office:string-value="" table:formula="of:=IF(ISBLANK([Feuille1.DX1]);&quot;&quot;;[.DX3]/[.DX7])" table:style-name="ce1"/>
          <table:table-cell office:value-type="string" office:string-value="" table:formula="of:=IF(ISBLANK([Feuille1.DY1]);&quot;&quot;;[.DY3]/[.DY7])" table:style-name="ce1"/>
          <table:table-cell office:value-type="string" office:string-value="" table:formula="of:=IF(ISBLANK([Feuille1.DZ1]);&quot;&quot;;[.DZ3]/[.DZ7])" table:style-name="ce1"/>
          <table:table-cell office:value-type="string" office:string-value="" table:formula="of:=IF(ISBLANK([Feuille1.EA1]);&quot;&quot;;[.EA3]/[.EA7])" table:style-name="ce1"/>
          <table:table-cell table:number-columns-repeated="16253"/>
        </table:table-row>
        <table:table-row table:style-name="ro1">
          <table:table-cell table:style-name="ce6"/>
          <table:table-cell table:number-columns-repeated="130" table:style-name="ce3"/>
          <table:table-cell table:number-columns-repeated="16253"/>
        </table:table-row>
        <table:table-row table:style-name="ro1">
          <table:table-cell table:style-name="ce6"/>
          <table:table-cell table:number-columns-repeated="40" table:style-name="ce3"/>
          <table:table-cell table:number-columns-repeated="16343" table:style-name="ce1"/>
        </table:table-row>
        <table:table-row table:style-name="ro1">
          <table:table-cell office:value-type="string" table:style-name="ce7">
            <text:p>BILAN</text:p>
          </table:table-cell>
          <table:table-cell table:style-name="ce8"/>
          <table:table-cell table:number-columns-repeated="39" table:style-name="ce3"/>
          <table:table-cell table:number-columns-repeated="16343" table:style-name="ce1"/>
        </table:table-row>
        <table:table-row table:style-name="ro1">
          <table:table-cell office:value-type="string" table:style-name="ce9">
            <text:p>Chiffre d’affaire attendu</text:p>
          </table:table-cell>
          <table:table-cell office:value-type="float" office:value="0" table:formula="of:=SUM([.B2:.EA2])" table:style-name="ce10">
            <text:p>0</text:p>
          </table:table-cell>
          <table:table-cell table:number-columns-repeated="39" table:style-name="ce3"/>
          <table:table-cell table:number-columns-repeated="16343" table:style-name="ce1"/>
        </table:table-row>
        <table:table-row table:style-name="ro1">
          <table:table-cell office:value-type="string" table:style-name="ce9">
            <text:p>CA réel</text:p>
          </table:table-cell>
          <table:table-cell office:value-type="float" office:value="0" table:formula="of:=SUM([.B3:.EA3])" table:style-name="ce10">
            <text:p>0</text:p>
          </table:table-cell>
          <table:table-cell table:number-columns-repeated="39" table:style-name="ce3"/>
          <table:table-cell table:number-columns-repeated="16343" table:style-name="ce1"/>
        </table:table-row>
        <table:table-row table:style-name="ro1">
          <table:table-cell office:value-type="string" table:style-name="ce9">
            <text:p>Nbre heures tot</text:p>
          </table:table-cell>
          <table:table-cell office:value-type="float" office:value="0" table:formula="of:=SUM([.B9:.EA9])" table:style-name="ce10">
            <text:p>#DIV/0!</text:p>
          </table:table-cell>
          <table:table-cell table:number-columns-repeated="39" table:style-name="ce3"/>
          <table:table-cell table:number-columns-repeated="16343" table:style-name="ce1"/>
        </table:table-row>
        <table:table-row table:style-name="ro1">
          <table:table-cell office:value-type="string" table:style-name="ce11">
            <text:p>Reste à payer total</text:p>
          </table:table-cell>
          <table:table-cell office:value-type="float" office:value="0" table:formula="of:=SUM([.B6:.EA6])" table:style-name="ce12">
            <text:p>0</text:p>
          </table:table-cell>
          <table:table-cell table:number-columns-repeated="39" table:style-name="ce3"/>
          <table:table-cell table:number-columns-repeated="1634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Quentin Didier</meta:initial-creator>
    <dc:creator>Quentin Didier</dc:creator>
    <meta:creation-date>2020-12-01T20:00:50Z</meta:creation-date>
    <dc:date>2021-09-01T15:30:19Z</dc:date>
    <meta:editing-cycles>64</meta:editing-cycles>
    <meta:editing-duration>PT26070S</meta:editing-duration>
  </office:meta>
</office:document-meta>
</file>